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6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CC_Oni_U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7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0.000165494169202645" calcext:value-type="float">
            <text:p>0.000165494169203</text:p>
          </table:table-cell>
          <table:table-cell table:formula="of:=([.C10]-[.$O$11])^2" office:value-type="float" office:value="0.0000157465067307951" calcext:value-type="float">
            <text:p>1.57465067307951E-05</text:p>
          </table:table-cell>
          <table:table-cell table:formula="of:=([.D10]-[.$O$11])^2" office:value-type="float" office:value="0.0000791435643336151" calcext:value-type="float">
            <text:p>7.91435643336151E-05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17])/[.$B$3]" office:value-type="float" office:value="0.288214036920933" calcext:value-type="float">
            <text:p>0.288214036920933</text:p>
          </table:table-cell>
          <table:table-cell table:formula="of:=SUM([.C12:.C17])/[.$B$3]" office:value-type="float" office:value="0.271381396381396" calcext:value-type="float">
            <text:p>0.271381396381396</text:p>
          </table:table-cell>
          <table:table-cell table:formula="of:=SUM([.D12:.D17])/[.$B$3]" office:value-type="float" office:value="0.266453316336777" calcext:value-type="float">
            <text:p>0.266453316336777</text:p>
          </table:table-cell>
          <table:table-cell table:formula="of:=SUM([.E12:.E17])/[.$B$3]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0.275349583213036" calcext:value-type="float">
            <text:p>0.2753495832130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(['file:///home/alex/Thesis/Pilot/Data/Oni_SYMLOGs.ods'#$OniData.G2]+18)/36" office:value-type="float" office:value="0.513409961685824" calcext:value-type="float">
            <text:p>0.513409961685824</text:p>
          </table:table-cell>
          <table:table-cell table:formula="of:=(['file:///home/alex/Thesis/Pilot/Data/Oni_SYMLOGs.ods'#$OniData.J2]+18)/36" office:value-type="float" office:value="0.470238095238095" calcext:value-type="float">
            <text:p>0.470238095238095</text:p>
          </table:table-cell>
          <table:table-cell table:formula="of:=(['file:///home/alex/Thesis/Pilot/Data/Oni_SYMLOGs.ods'#$OniData.D2]+18)/36" office:value-type="float" office:value="0.456057406009756" calcext:value-type="float">
            <text:p>0.456057406009756</text:p>
          </table:table-cell>
          <table:table-cell/>
          <table:table-cell table:formula="of:=SUM([.B12:.E12])/[.$A$3]" office:value-type="float" office:value="0.479901820977892" calcext:value-type="float">
            <text:p>0.479901820977892</text:p>
          </table:table-cell>
          <table:table-cell table:formula="of:=([.F12]-[.$O$11])^2" office:value-type="float" office:value="0.0418416179746102" calcext:value-type="float">
            <text:p>0.04184161797461</text:p>
          </table:table-cell>
          <table:table-cell/>
          <table:table-cell table:formula="of:=([.B12]-[.$O$11])^2" office:value-type="float" office:value="0.0566727437986071" calcext:value-type="float">
            <text:p>0.056672743798607</text:p>
          </table:table-cell>
          <table:table-cell table:formula="of:=([.C12]-[.$O$11])^2" office:value-type="float" office:value="0.0379815321193418" calcext:value-type="float">
            <text:p>0.037981532119342</text:p>
          </table:table-cell>
          <table:table-cell table:formula="of:=([.D12]-[.$O$11])^2" office:value-type="float" office:value="0.032655317219931" calcext:value-type="float">
            <text:p>0.032655317219931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17])*[.$A$3]" office:value-type="float" office:value="0.993258652203537" calcext:value-type="float">
            <text:p>0.9932586522035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(['file:///home/alex/Thesis/Pilot/Data/Oni_SYMLOGs.ods'#$OniData.G3]+18)/36" office:value-type="float" office:value="0.601388888888889" calcext:value-type="float">
            <text:p>0.601388888888889</text:p>
          </table:table-cell>
          <table:table-cell table:formula="of:=(['file:///home/alex/Thesis/Pilot/Data/Oni_SYMLOGs.ods'#$OniData.J3]+18)/36" office:value-type="float" office:value="0.57977207977208" calcext:value-type="float">
            <text:p>0.57977207977208</text:p>
          </table:table-cell>
          <table:table-cell table:formula="of:=(['file:///home/alex/Thesis/Pilot/Data/Oni_SYMLOGs.ods'#$OniData.D3]+18)/36" office:value-type="float" office:value="0.485505965203595" calcext:value-type="float">
            <text:p>0.485505965203595</text:p>
          </table:table-cell>
          <table:table-cell/>
          <table:table-cell table:formula="of:=SUM([.B13:.E13])/[.$A$3]" office:value-type="float" office:value="0.555555644621521" calcext:value-type="float">
            <text:p>0.555555644621521</text:p>
          </table:table-cell>
          <table:table-cell table:formula="of:=([.F13]-[.$O$11])^2" office:value-type="float" office:value="0.078515436850056" calcext:value-type="float">
            <text:p>0.078515436850056</text:p>
          </table:table-cell>
          <table:table-cell/>
          <table:table-cell table:formula="of:=([.B13]-[.$O$11])^2" office:value-type="float" office:value="0.106301628845592" calcext:value-type="float">
            <text:p>0.106301628845592</text:p>
          </table:table-cell>
          <table:table-cell table:formula="of:=([.C13]-[.$O$11])^2" office:value-type="float" office:value="0.0926730564112412" calcext:value-type="float">
            <text:p>0.092673056411241</text:p>
          </table:table-cell>
          <table:table-cell table:formula="of:=([.D13]-[.$O$11])^2" office:value-type="float" office:value="0.044165704891362" calcext:value-type="float">
            <text:p>0.044165704891362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0.00286422664293761" calcext:value-type="float">
            <text:p>0.0028642266429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(['file:///home/alex/Thesis/Pilot/Data/Oni_SYMLOGs.ods'#$OniData.G4]+18)/36" office:value-type="float" office:value="0.611111111111111" calcext:value-type="float">
            <text:p>0.611111111111111</text:p>
          </table:table-cell>
          <table:table-cell table:formula="of:=(['file:///home/alex/Thesis/Pilot/Data/Oni_SYMLOGs.ods'#$OniData.J4]+18)/36" office:value-type="float" office:value="0.583333333333333" calcext:value-type="float">
            <text:p>0.583333333333333</text:p>
          </table:table-cell>
          <table:table-cell table:formula="of:=(['file:///home/alex/Thesis/Pilot/Data/Oni_SYMLOGs.ods'#$OniData.D4]+18)/36" office:value-type="float" office:value="0.488817272799903" calcext:value-type="float">
            <text:p>0.488817272799903</text:p>
          </table:table-cell>
          <table:table-cell/>
          <table:table-cell table:formula="of:=SUM([.B14:.E14])/[.$A$3]" office:value-type="float" office:value="0.561087239081449" calcext:value-type="float">
            <text:p>0.561087239081449</text:p>
          </table:table-cell>
          <table:table-cell table:formula="of:=([.F14]-[.$O$11])^2" office:value-type="float" office:value="0.0816460079811758" calcext:value-type="float">
            <text:p>0.081646007981176</text:p>
          </table:table-cell>
          <table:table-cell/>
          <table:table-cell table:formula="of:=([.B14]-[.$O$11])^2" office:value-type="float" office:value="0.11273580361645" calcext:value-type="float">
            <text:p>0.11273580361645</text:p>
          </table:table-cell>
          <table:table-cell table:formula="of:=([.C14]-[.$O$11])^2" office:value-type="float" office:value="0.094853990338162" calcext:value-type="float">
            <text:p>0.094853990338162</text:p>
          </table:table-cell>
          <table:table-cell table:formula="of:=([.D14]-[.$O$11])^2" office:value-type="float" office:value="0.0455684544975551" calcext:value-type="float">
            <text:p>0.045568454497555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17])" office:value-type="float" office:value="1.03204498963219" calcext:value-type="float">
            <text:p>1.032044989632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(['file:///home/alex/Thesis/Pilot/Data/Oni_SYMLOGs.ods'#$OniData.G5]+18)/36" office:value-type="float" office:value="0.574074074074074" calcext:value-type="float">
            <text:p>0.574074074074074</text:p>
          </table:table-cell>
          <table:table-cell table:formula="of:=(['file:///home/alex/Thesis/Pilot/Data/Oni_SYMLOGs.ods'#$OniData.J5]+18)/36" office:value-type="float" office:value="0.481481481481481" calcext:value-type="float">
            <text:p>0.481481481481481</text:p>
          </table:table-cell>
          <table:table-cell table:formula="of:=(['file:///home/alex/Thesis/Pilot/Data/Oni_SYMLOGs.ods'#$OniData.D5]+18)/36" office:value-type="float" office:value="0.521963049523426" calcext:value-type="float">
            <text:p>0.521963049523426</text:p>
          </table:table-cell>
          <table:table-cell/>
          <table:table-cell table:formula="of:=SUM([.B15:.E15])/[.$A$3]" office:value-type="float" office:value="0.525839535026327" calcext:value-type="float">
            <text:p>0.525839535026327</text:p>
          </table:table-cell>
          <table:table-cell table:formula="of:=([.F15]-[.$O$11])^2" office:value-type="float" office:value="0.062745215959425" calcext:value-type="float">
            <text:p>0.062745215959425</text:p>
          </table:table-cell>
          <table:table-cell/>
          <table:table-cell table:formula="of:=([.B15]-[.$O$11])^2" office:value-type="float" office:value="0.0892363214401866" calcext:value-type="float">
            <text:p>0.089236321440187</text:p>
          </table:table-cell>
          <table:table-cell table:formula="of:=([.C15]-[.$O$11])^2" office:value-type="float" office:value="0.0424903594837529" calcext:value-type="float">
            <text:p>0.042490359483753</text:p>
          </table:table-cell>
          <table:table-cell table:formula="of:=([.D15]-[.$O$11])^2" office:value-type="float" office:value="0.0608182017656258" calcext:value-type="float">
            <text:p>0.060818201765626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0.0359221107857171" calcext:value-type="float">
            <text:p>0.0359221107857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(['file:///home/alex/Thesis/Pilot/Data/Oni_SYMLOGs.ods'#$OniData.G6]+18)/36" office:value-type="float" office:value="0.425925925925926" calcext:value-type="float">
            <text:p>0.425925925925926</text:p>
          </table:table-cell>
          <table:table-cell table:formula="of:=(['file:///home/alex/Thesis/Pilot/Data/Oni_SYMLOGs.ods'#$OniData.J6]+18)/36" office:value-type="float" office:value="0.537037037037037" calcext:value-type="float">
            <text:p>0.537037037037037</text:p>
          </table:table-cell>
          <table:table-cell table:formula="of:=(['file:///home/alex/Thesis/Pilot/Data/Oni_SYMLOGs.ods'#$OniData.D6]+18)/36" office:value-type="float" office:value="0.513971530192748" calcext:value-type="float">
            <text:p>0.513971530192748</text:p>
          </table:table-cell>
          <table:table-cell/>
          <table:table-cell table:formula="of:=SUM([.B16:.E16])/[.$A$3]" office:value-type="float" office:value="0.49231149771857" calcext:value-type="float">
            <text:p>0.49231149771857</text:p>
          </table:table-cell>
          <table:table-cell table:formula="of:=([.F16]-[.$O$11])^2" office:value-type="float" office:value="0.047072472345907" calcext:value-type="float">
            <text:p>0.047072472345907</text:p>
          </table:table-cell>
          <table:table-cell/>
          <table:table-cell table:formula="of:=([.B16]-[.$O$11])^2" office:value-type="float" office:value="0.0226732349847898" calcext:value-type="float">
            <text:p>0.02267323498479</text:p>
          </table:table-cell>
          <table:table-cell table:formula="of:=([.C16]-[.$O$11])^2" office:value-type="float" office:value="0.0684803234888888" calcext:value-type="float">
            <text:p>0.068480323488889</text:p>
          </table:table-cell>
          <table:table-cell table:formula="of:=([.D16]-[.$O$11])^2" office:value-type="float" office:value="0.0569404335803889" calcext:value-type="float">
            <text:p>0.056940433580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(['file:///home/alex/Thesis/Pilot/Data/Oni_SYMLOGs.ods'#$OniData.G7]+18)/36" office:value-type="float" office:value="0.444444444444444" calcext:value-type="float">
            <text:p>0.444444444444444</text:p>
          </table:table-cell>
          <table:table-cell table:formula="of:=(['file:///home/alex/Thesis/Pilot/Data/Oni_SYMLOGs.ods'#$OniData.J7]+18)/36" office:value-type="float" office:value="0.333333333333333" calcext:value-type="float">
            <text:p>0.333333333333333</text:p>
          </table:table-cell>
          <table:table-cell table:formula="of:=(['file:///home/alex/Thesis/Pilot/Data/Oni_SYMLOGs.ods'#$OniData.D7]+18)/36" office:value-type="float" office:value="0.46467125597512" calcext:value-type="float">
            <text:p>0.46467125597512</text:p>
          </table:table-cell>
          <table:table-cell/>
          <table:table-cell table:formula="of:=SUM([.B17:.E17])/[.$A$3]" office:value-type="float" office:value="0.414149677917632" calcext:value-type="float">
            <text:p>0.414149677917632</text:p>
          </table:table-cell>
          <table:table-cell table:formula="of:=([.F17]-[.$O$11])^2" office:value-type="float" office:value="0.019265466290005" calcext:value-type="float">
            <text:p>0.019265466290005</text:p>
          </table:table-cell>
          <table:table-cell/>
          <table:table-cell table:formula="of:=([.B17]-[.$O$11])^2" office:value-type="float" office:value="0.0285930720948694" calcext:value-type="float">
            <text:p>0.028593072094869</text:p>
          </table:table-cell>
          <table:table-cell table:formula="of:=([.C17]-[.$O$11])^2" office:value-type="float" office:value="0.00336211527801312" calcext:value-type="float">
            <text:p>0.003362115278013</text:p>
          </table:table-cell>
          <table:table-cell table:formula="of:=([.D17]-[.$O$11])^2" office:value-type="float" office:value="0.0358426957774336" calcext:value-type="float">
            <text:p>0.035842695777434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(['file:///home/alex/Thesis/Pilot/Data/Oni_SYMLOGs.ods'#$OniData.G8]+18)/36" office:value-type="float" office:value="0.462962962962963" calcext:value-type="float">
            <text:p>0.462962962962963</text:p>
          </table:table-cell>
          <table:table-cell table:formula="of:=(['file:///home/alex/Thesis/Pilot/Data/Oni_SYMLOGs.ods'#$OniData.J8]+18)/36" office:value-type="float" office:value="0.444444444444444" calcext:value-type="float">
            <text:p>0.444444444444444</text:p>
          </table:table-cell>
          <table:table-cell table:formula="of:=(['file:///home/alex/Thesis/Pilot/Data/Oni_SYMLOGs.ods'#$OniData.D8]+18)/36" office:value-type="float" office:value="0.471619177576455" calcext:value-type="float">
            <text:p>0.471619177576455</text:p>
          </table:table-cell>
          <table:table-cell/>
          <table:table-cell table:formula="of:=SUM([.B18:.E18])/[.$A$3]" office:value-type="float" office:value="0.459675528327954" calcext:value-type="float">
            <text:p>0.459675528327954</text:p>
          </table:table-cell>
          <table:table-cell table:formula="of:=([.F18]-[.$O$11])^2" office:value-type="float" office:value="0.0339760540425079" calcext:value-type="float">
            <text:p>0.033976054042508</text:p>
          </table:table-cell>
          <table:table-cell/>
          <table:table-cell table:formula="of:=([.B18]-[.$O$11])^2" office:value-type="float" office:value="0.0351987802611905" calcext:value-type="float">
            <text:p>0.035198780261191</text:p>
          </table:table-cell>
          <table:table-cell table:formula="of:=([.C18]-[.$O$11])^2" office:value-type="float" office:value="0.0285930720948694" calcext:value-type="float">
            <text:p>0.028593072094869</text:p>
          </table:table-cell>
          <table:table-cell table:formula="of:=([.D18]-[.$O$11])^2" office:value-type="float" office:value="0.038521753671581" calcext:value-type="float">
            <text:p>0.038521753671581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eforbes</text:p>
          </table:table-cell>
          <table:table-cell table:formula="of:=(['file:///home/alex/Thesis/Pilot/Data/Oni_SYMLOGs.ods'#$OniData.G10]+18)/36" office:value-type="float" office:value="0.481481481481481" calcext:value-type="float">
            <text:p>0.481481481481481</text:p>
          </table:table-cell>
          <table:table-cell table:formula="of:=(['file:///home/alex/Thesis/Pilot/Data/Oni_SYMLOGs.ods'#$OniData.J10]+18)/36" office:value-type="float" office:value="0.583333333333333" calcext:value-type="float">
            <text:p>0.583333333333333</text:p>
          </table:table-cell>
          <table:table-cell table:formula="of:=(['file:///home/alex/Thesis/Pilot/Data/Oni_SYMLOGs.ods'#$OniData.D10]+18)/36" office:value-type="float" office:value="0.486244749724051" calcext:value-type="float">
            <text:p>0.486244749724051</text:p>
          </table:table-cell>
          <table:table-cell/>
          <table:table-cell table:formula="of:=SUM([.B19:.E19])/[.$A$3]" office:value-type="float" office:value="0.517019854846289" calcext:value-type="float">
            <text:p>0.517019854846289</text:p>
          </table:table-cell>
          <table:table-cell table:formula="of:=([.F19]-[.$O$11])^2" office:value-type="float" office:value="0.0584045201912903" calcext:value-type="float">
            <text:p>0.05840452019129</text:p>
          </table:table-cell>
          <table:table-cell/>
          <table:table-cell table:formula="of:=([.B19]-[.$O$11])^2" office:value-type="float" office:value="0.0424903594837529" calcext:value-type="float">
            <text:p>0.042490359483753</text:p>
          </table:table-cell>
          <table:table-cell table:formula="of:=([.C19]-[.$O$11])^2" office:value-type="float" office:value="0.094853990338162" calcext:value-type="float">
            <text:p>0.094853990338162</text:p>
          </table:table-cell>
          <table:table-cell table:formula="of:=([.D19]-[.$O$11])^2" office:value-type="float" office:value="0.044476771257709" calcext:value-type="float">
            <text:p>0.044476771257709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(['file:///home/alex/Thesis/Pilot/Data/Oni_SYMLOGs.ods'#$OniData.G11]+18)/36" office:value-type="float" office:value="0.527777777777778" calcext:value-type="float">
            <text:p>0.527777777777778</text:p>
          </table:table-cell>
          <table:table-cell table:formula="of:=(['file:///home/alex/Thesis/Pilot/Data/Oni_SYMLOGs.ods'#$OniData.J11]+18)/36" office:value-type="float" office:value="0.333333333333333" calcext:value-type="float">
            <text:p>0.333333333333333</text:p>
          </table:table-cell>
          <table:table-cell table:formula="of:=(['file:///home/alex/Thesis/Pilot/Data/Oni_SYMLOGs.ods'#$OniData.D11]+18)/36" office:value-type="float" office:value="0.481895681665755" calcext:value-type="float">
            <text:p>0.481895681665755</text:p>
          </table:table-cell>
          <table:table-cell/>
          <table:table-cell table:formula="of:=SUM([.B20:.E20])/[.$A$3]" office:value-type="float" office:value="0.447668930925622" calcext:value-type="float">
            <text:p>0.447668930925622</text:p>
          </table:table-cell>
          <table:table-cell table:formula="of:=([.F20]-[.$O$11])^2" office:value-type="float" office:value="0.0296939575960912" calcext:value-type="float">
            <text:p>0.029693957596091</text:p>
          </table:table-cell>
          <table:table-cell/>
          <table:table-cell table:formula="of:=([.B20]-[.$O$11])^2" office:value-type="float" office:value="0.0637199934112153" calcext:value-type="float">
            <text:p>0.063719993411215</text:p>
          </table:table-cell>
          <table:table-cell table:formula="of:=([.C20]-[.$O$11])^2" office:value-type="float" office:value="0.00336211527801312" calcext:value-type="float">
            <text:p>0.003362115278013</text:p>
          </table:table-cell>
          <table:table-cell table:formula="of:=([.D20]-[.$O$11])^2" office:value-type="float" office:value="0.0426612907860404" calcext:value-type="float">
            <text:p>0.04266129078604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(['file:///home/alex/Thesis/Pilot/Data/Oni_SYMLOGs.ods'#$OniData.G12]+18)/36" office:value-type="float" office:value="0.462962962962963" calcext:value-type="float">
            <text:p>0.462962962962963</text:p>
          </table:table-cell>
          <table:table-cell table:formula="of:=(['file:///home/alex/Thesis/Pilot/Data/Oni_SYMLOGs.ods'#$OniData.J12]+18)/36" office:value-type="float" office:value="0.351851851851852" calcext:value-type="float">
            <text:p>0.351851851851852</text:p>
          </table:table-cell>
          <table:table-cell table:formula="of:=(['file:///home/alex/Thesis/Pilot/Data/Oni_SYMLOGs.ods'#$OniData.D12]+18)/36" office:value-type="float" office:value="0.454351113677605" calcext:value-type="float">
            <text:p>0.454351113677605</text:p>
          </table:table-cell>
          <table:table-cell/>
          <table:table-cell table:formula="of:=SUM([.B21:.E21])/[.$A$3]" office:value-type="float" office:value="0.423055309497473" calcext:value-type="float">
            <text:p>0.423055309497473</text:p>
          </table:table-cell>
          <table:table-cell table:formula="of:=([.F21]-[.$O$11])^2" office:value-type="float" office:value="0.0218169815772132" calcext:value-type="float">
            <text:p>0.021816981577213</text:p>
          </table:table-cell>
          <table:table-cell/>
          <table:table-cell table:formula="of:=([.B21]-[.$O$11])^2" office:value-type="float" office:value="0.0351987802611904" calcext:value-type="float">
            <text:p>0.035198780261191</text:p>
          </table:table-cell>
          <table:table-cell table:formula="of:=([.C21]-[.$O$11])^2" office:value-type="float" office:value="0.0058525971068856" calcext:value-type="float">
            <text:p>0.005852597106886</text:p>
          </table:table-cell>
          <table:table-cell table:formula="of:=([.D21]-[.$O$11])^2" office:value-type="float" office:value="0.0320415479086583" calcext:value-type="float">
            <text:p>0.03204154790865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yansprite</text:p>
          </table:table-cell>
          <table:table-cell table:formula="of:=(['file:///home/alex/Thesis/Pilot/Data/Oni_SYMLOGs.ods'#$OniData.G13]+18)/36" office:value-type="float" office:value="0.444444444444444" calcext:value-type="float">
            <text:p>0.444444444444444</text:p>
          </table:table-cell>
          <table:table-cell table:formula="of:=(['file:///home/alex/Thesis/Pilot/Data/Oni_SYMLOGs.ods'#$OniData.J13]+18)/36" office:value-type="float" office:value="0.5" calcext:value-type="float">
            <text:p>0.5</text:p>
          </table:table-cell>
          <table:table-cell table:formula="of:=(['file:///home/alex/Thesis/Pilot/Data/Oni_SYMLOGs.ods'#$OniData.D13]+18)/36" office:value-type="float" office:value="0.46871718743671" calcext:value-type="float">
            <text:p>0.46871718743671</text:p>
          </table:table-cell>
          <table:table-cell table:style-name="ce4"/>
          <table:table-cell table:formula="of:=SUM([.B22:.E22])/[.$A$3]" office:value-type="float" office:value="0.471053877293718" calcext:value-type="float">
            <text:p>0.471053877293718</text:p>
          </table:table-cell>
          <table:table-cell table:formula="of:=([.F22]-[.$O$11])^2" office:value-type="float" office:value="0.0383001707216182" calcext:value-type="float">
            <text:p>0.038300170721618</text:p>
          </table:table-cell>
          <table:table-cell table:style-name="ce4"/>
          <table:table-cell table:formula="of:=([.B22]-[.$O$11])^2" office:value-type="float" office:value="0.0285930720948694" calcext:value-type="float">
            <text:p>0.028593072094869</text:p>
          </table:table-cell>
          <table:table-cell table:formula="of:=([.C22]-[.$O$11])^2" office:value-type="float" office:value="0.0504678097625568" calcext:value-type="float">
            <text:p>0.050467809762557</text:p>
          </table:table-cell>
          <table:table-cell table:formula="of:=([.D22]-[.$O$11])^2" office:value-type="float" office:value="0.0373910303632035" calcext:value-type="float">
            <text:p>0.037391030363204</text:p>
          </table:table-cell>
          <table:table-cell table:style-name="ce4" table:number-columns-repeated="2"/>
          <table:table-cell table:style-name="ce4" office:value-type="string" calcext:value-type="string">
            <text:p>MSC/JMS</text:p>
          </table:table-cell>
          <table:table-cell table:style-name="ce4" table:formula="of:=[.$O$13]/([.$O$18])" office:value-type="float" office:value="0.00143211332146881" calcext:value-type="float">
            <text:p>0.001432113321469</text:p>
          </table:table-cell>
          <table:table-cell table:style-name="ce4" office:value-type="string" calcext:value-type="string">
            <text:p>SSC/(C-1)</text:p>
          </table:table-cell>
          <table:table-cell table:style-name="ce4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0.00179610553928585" calcext:value-type="float">
            <text:p>0.001796105539286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0.0993258652203537" calcext:value-type="float">
            <text:p>0.099325865220354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0.032251405926006" calcext:value-type="float">
            <text:p>0.032251405926006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0.981917041091953" calcext:value-type="float">
            <text:p>0.981917041091953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ICC_Oni_FB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7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0.00817102973455285" calcext:value-type="float">
            <text:p>0.008171029734553</text:p>
          </table:table-cell>
          <table:table-cell table:formula="of:=([.C10]-[.$O$11])^2" office:value-type="float" office:value="0.00028489120891568" calcext:value-type="float">
            <text:p>0.000284891208916</text:p>
          </table:table-cell>
          <table:table-cell table:formula="of:=([.D10]-[.$O$11])^2" office:value-type="float" office:value="0.00540445930080435" calcext:value-type="float">
            <text:p>0.005404459300804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0.658767270405201" calcext:value-type="float">
            <text:p>0.658767270405201</text:p>
          </table:table-cell>
          <table:table-cell table:formula="of:=SUM([.C12:.C22])/[.$B$3]" office:value-type="float" office:value="0.551494801494801" calcext:value-type="float">
            <text:p>0.551494801494801</text:p>
          </table:table-cell>
          <table:table-cell table:formula="of:=SUM([.D12:.D22])/[.$B$3]" office:value-type="float" office:value="0.494858494368655" calcext:value-type="float">
            <text:p>0.494858494368655</text:p>
          </table:table-cell>
          <table:table-cell table:formula="of:=SUM([.E12:.E22])/[.$B$3]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0.568373522089553" calcext:value-type="float">
            <text:p>0.5683735220895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(['file:///home/alex/Thesis/Pilot/Data/Oni_SYMLOGs.ods'#$OniData.F2]+18)/36" office:value-type="float" office:value="0.657088122605364" calcext:value-type="float">
            <text:p>0.657088122605364</text:p>
          </table:table-cell>
          <table:table-cell table:formula="of:=(['file:///home/alex/Thesis/Pilot/Data/Oni_SYMLOGs.ods'#$OniData.I2]+18)/36" office:value-type="float" office:value="0.543650793650794" calcext:value-type="float">
            <text:p>0.543650793650794</text:p>
          </table:table-cell>
          <table:table-cell table:formula="of:=(['file:///home/alex/Thesis/Pilot/Data/Oni_SYMLOGs.ods'#$OniData.C2]+18)/36" office:value-type="float" office:value="0.467980783365118" calcext:value-type="float">
            <text:p>0.467980783365118</text:p>
          </table:table-cell>
          <table:table-cell/>
          <table:table-cell table:formula="of:=SUM([.B12:.E12])/[.$A$3]" office:value-type="float" office:value="0.556239899873758" calcext:value-type="float">
            <text:p>0.556239899873758</text:p>
          </table:table-cell>
          <table:table-cell table:formula="of:=([.F12]-[.$O$11])^2" office:value-type="float" office:value="0.000147224788075614" calcext:value-type="float">
            <text:p>0.000147224788076</text:p>
          </table:table-cell>
          <table:table-cell/>
          <table:table-cell table:formula="of:=([.B12]-[.$O$11])^2" office:value-type="float" office:value="0.00787028034468" calcext:value-type="float">
            <text:p>0.00787028034468</text:p>
          </table:table-cell>
          <table:table-cell table:formula="of:=([.C12]-[.$O$11])^2" office:value-type="float" office:value="0.000611213301456623" calcext:value-type="float">
            <text:p>0.000611213301457</text:p>
          </table:table-cell>
          <table:table-cell table:formula="of:=([.D12]-[.$O$11])^2" office:value-type="float" office:value="0.0100787019885926" calcext:value-type="float">
            <text:p>0.010078701988593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22])*[.$A$3]" office:value-type="float" office:value="0.0410852532044712" calcext:value-type="float">
            <text:p>0.04108525320447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(['file:///home/alex/Thesis/Pilot/Data/Oni_SYMLOGs.ods'#$OniData.F3]+18)/36" office:value-type="float" office:value="0.570833333333333" calcext:value-type="float">
            <text:p>0.570833333333333</text:p>
          </table:table-cell>
          <table:table-cell table:formula="of:=(['file:///home/alex/Thesis/Pilot/Data/Oni_SYMLOGs.ods'#$OniData.I3]+18)/36" office:value-type="float" office:value="0.485754985754986" calcext:value-type="float">
            <text:p>0.485754985754986</text:p>
          </table:table-cell>
          <table:table-cell table:formula="of:=(['file:///home/alex/Thesis/Pilot/Data/Oni_SYMLOGs.ods'#$OniData.C3]+18)/36" office:value-type="float" office:value="0.489063030990746" calcext:value-type="float">
            <text:p>0.489063030990746</text:p>
          </table:table-cell>
          <table:table-cell/>
          <table:table-cell table:formula="of:=SUM([.B13:.E13])/[.$A$3]" office:value-type="float" office:value="0.515217116693022" calcext:value-type="float">
            <text:p>0.515217116693022</text:p>
          </table:table-cell>
          <table:table-cell table:formula="of:=([.F13]-[.$O$11])^2" office:value-type="float" office:value="0.00282560343468035" calcext:value-type="float">
            <text:p>0.00282560343468</text:p>
          </table:table-cell>
          <table:table-cell/>
          <table:table-cell table:formula="of:=([.B13]-[.$O$11])^2" office:value-type="float" office:value="0.00000605067135502994" calcext:value-type="float">
            <text:p>6.05067135502994E-06</text:p>
          </table:table-cell>
          <table:table-cell table:formula="of:=([.C13]-[.$O$11])^2" office:value-type="float" office:value="0.00682582254606615" calcext:value-type="float">
            <text:p>0.006825822546066</text:p>
          </table:table-cell>
          <table:table-cell table:formula="of:=([.D13]-[.$O$11])^2" office:value-type="float" office:value="0.00629015399833394" calcext:value-type="float">
            <text:p>0.006290153998334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0.152464182687002" calcext:value-type="float">
            <text:p>0.1524641826870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(['file:///home/alex/Thesis/Pilot/Data/Oni_SYMLOGs.ods'#$OniData.F4]+18)/36" office:value-type="float" office:value="0.75" calcext:value-type="float">
            <text:p>0.75</text:p>
          </table:table-cell>
          <table:table-cell table:formula="of:=(['file:///home/alex/Thesis/Pilot/Data/Oni_SYMLOGs.ods'#$OniData.I4]+18)/36" office:value-type="float" office:value="0.444444444444444" calcext:value-type="float">
            <text:p>0.444444444444444</text:p>
          </table:table-cell>
          <table:table-cell table:formula="of:=(['file:///home/alex/Thesis/Pilot/Data/Oni_SYMLOGs.ods'#$OniData.C4]+18)/36" office:value-type="float" office:value="0.486650666705732" calcext:value-type="float">
            <text:p>0.486650666705732</text:p>
          </table:table-cell>
          <table:table-cell/>
          <table:table-cell table:formula="of:=SUM([.B14:.E14])/[.$A$3]" office:value-type="float" office:value="0.560365037050059" calcext:value-type="float">
            <text:p>0.560365037050059</text:p>
          </table:table-cell>
          <table:table-cell table:formula="of:=([.F14]-[.$O$11])^2" office:value-type="float" office:value="0.0000641358326277943" calcext:value-type="float">
            <text:p>6.41358326277943E-05</text:p>
          </table:table-cell>
          <table:table-cell/>
          <table:table-cell table:formula="of:=([.B14]-[.$O$11])^2" office:value-type="float" office:value="0.0329881774781542" calcext:value-type="float">
            <text:p>0.032988177478154</text:p>
          </table:table-cell>
          <table:table-cell table:formula="of:=([.C14]-[.$O$11])^2" office:value-type="float" office:value="0.0153584162859673" calcext:value-type="float">
            <text:p>0.015358416285967</text:p>
          </table:table-cell>
          <table:table-cell table:formula="of:=([.D14]-[.$O$11])^2" office:value-type="float" office:value="0.00667862509208479" calcext:value-type="float">
            <text:p>0.006678625092085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22])" office:value-type="float" office:value="0.318930360374533" calcext:value-type="float">
            <text:p>0.31893036037453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(['file:///home/alex/Thesis/Pilot/Data/Oni_SYMLOGs.ods'#$OniData.F5]+18)/36" office:value-type="float" office:value="0.759259259259259" calcext:value-type="float">
            <text:p>0.759259259259259</text:p>
          </table:table-cell>
          <table:table-cell table:formula="of:=(['file:///home/alex/Thesis/Pilot/Data/Oni_SYMLOGs.ods'#$OniData.I5]+18)/36" office:value-type="float" office:value="0.481481481481481" calcext:value-type="float">
            <text:p>0.481481481481481</text:p>
          </table:table-cell>
          <table:table-cell table:formula="of:=(['file:///home/alex/Thesis/Pilot/Data/Oni_SYMLOGs.ods'#$OniData.C5]+18)/36" office:value-type="float" office:value="0.488933218140427" calcext:value-type="float">
            <text:p>0.488933218140427</text:p>
          </table:table-cell>
          <table:table-cell/>
          <table:table-cell table:formula="of:=SUM([.B15:.E15])/[.$A$3]" office:value-type="float" office:value="0.576557986293723" calcext:value-type="float">
            <text:p>0.576557986293723</text:p>
          </table:table-cell>
          <table:table-cell table:formula="of:=([.F15]-[.$O$11])^2" office:value-type="float" office:value="0.0000669854543093394" calcext:value-type="float">
            <text:p>6.69854543093394E-05</text:p>
          </table:table-cell>
          <table:table-cell/>
          <table:table-cell table:formula="of:=([.B15]-[.$O$11])^2" office:value-type="float" office:value="0.0364373646548223" calcext:value-type="float">
            <text:p>0.036437364654822</text:p>
          </table:table-cell>
          <table:table-cell table:formula="of:=([.C15]-[.$O$11])^2" office:value-type="float" office:value="0.00755022672103469" calcext:value-type="float">
            <text:p>0.007550226721035</text:p>
          </table:table-cell>
          <table:table-cell table:formula="of:=([.D15]-[.$O$11])^2" office:value-type="float" office:value="0.00631076189152946" calcext:value-type="float">
            <text:p>0.006310761891529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0.12538092448306" calcext:value-type="float">
            <text:p>0.125380924483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(['file:///home/alex/Thesis/Pilot/Data/Oni_SYMLOGs.ods'#$OniData.F6]+18)/36" office:value-type="float" office:value="0.666666666666667" calcext:value-type="float">
            <text:p>0.666666666666667</text:p>
          </table:table-cell>
          <table:table-cell table:formula="of:=(['file:///home/alex/Thesis/Pilot/Data/Oni_SYMLOGs.ods'#$OniData.I6]+18)/36" office:value-type="float" office:value="0.351851851851852" calcext:value-type="float">
            <text:p>0.351851851851852</text:p>
          </table:table-cell>
          <table:table-cell table:formula="of:=(['file:///home/alex/Thesis/Pilot/Data/Oni_SYMLOGs.ods'#$OniData.C6]+18)/36" office:value-type="float" office:value="0.524906357020523" calcext:value-type="float">
            <text:p>0.524906357020523</text:p>
          </table:table-cell>
          <table:table-cell/>
          <table:table-cell table:formula="of:=SUM([.B16:.E16])/[.$A$3]" office:value-type="float" office:value="0.514474958513014" calcext:value-type="float">
            <text:p>0.514474958513014</text:p>
          </table:table-cell>
          <table:table-cell table:formula="of:=([.F16]-[.$O$11])^2" office:value-type="float" office:value="0.00290505515561419" calcext:value-type="float">
            <text:p>0.002905055155614</text:p>
          </table:table-cell>
          <table:table-cell/>
          <table:table-cell table:formula="of:=([.B16]-[.$O$11])^2" office:value-type="float" office:value="0.00966154227085744" calcext:value-type="float">
            <text:p>0.009661542270857</text:p>
          </table:table-cell>
          <table:table-cell table:formula="of:=([.C16]-[.$O$11])^2" office:value-type="float" office:value="0.0468816336825236" calcext:value-type="float">
            <text:p>0.046881633682524</text:p>
          </table:table-cell>
          <table:table-cell table:formula="of:=([.D16]-[.$O$11])^2" office:value-type="float" office:value="0.00188939443913825" calcext:value-type="float">
            <text:p>0.001889394439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(['file:///home/alex/Thesis/Pilot/Data/Oni_SYMLOGs.ods'#$OniData.F7]+18)/36" office:value-type="float" office:value="0.722222222222222" calcext:value-type="float">
            <text:p>0.722222222222222</text:p>
          </table:table-cell>
          <table:table-cell table:formula="of:=(['file:///home/alex/Thesis/Pilot/Data/Oni_SYMLOGs.ods'#$OniData.I7]+18)/36" office:value-type="float" office:value="0.722222222222222" calcext:value-type="float">
            <text:p>0.722222222222222</text:p>
          </table:table-cell>
          <table:table-cell table:formula="of:=(['file:///home/alex/Thesis/Pilot/Data/Oni_SYMLOGs.ods'#$OniData.C7]+18)/36" office:value-type="float" office:value="0.487177570561228" calcext:value-type="float">
            <text:p>0.487177570561228</text:p>
          </table:table-cell>
          <table:table-cell/>
          <table:table-cell table:formula="of:=SUM([.B17:.E17])/[.$A$3]" office:value-type="float" office:value="0.643874005001891" calcext:value-type="float">
            <text:p>0.643874005001891</text:p>
          </table:table-cell>
          <table:table-cell table:formula="of:=([.F17]-[.$O$11])^2" office:value-type="float" office:value="0.00570032291999628" calcext:value-type="float">
            <text:p>0.005700322919996</text:p>
          </table:table-cell>
          <table:table-cell/>
          <table:table-cell table:formula="of:=([.B17]-[.$O$11])^2" office:value-type="float" office:value="0.0236694225325121" calcext:value-type="float">
            <text:p>0.023669422532512</text:p>
          </table:table-cell>
          <table:table-cell table:formula="of:=([.C17]-[.$O$11])^2" office:value-type="float" office:value="0.0236694225325121" calcext:value-type="float">
            <text:p>0.023669422532512</text:p>
          </table:table-cell>
          <table:table-cell table:formula="of:=([.D17]-[.$O$11])^2" office:value-type="float" office:value="0.00659278254459003" calcext:value-type="float">
            <text:p>0.00659278254459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(['file:///home/alex/Thesis/Pilot/Data/Oni_SYMLOGs.ods'#$OniData.F8]+18)/36" office:value-type="float" office:value="0.666666666666667" calcext:value-type="float">
            <text:p>0.666666666666667</text:p>
          </table:table-cell>
          <table:table-cell table:formula="of:=(['file:///home/alex/Thesis/Pilot/Data/Oni_SYMLOGs.ods'#$OniData.I8]+18)/36" office:value-type="float" office:value="0.537037037037037" calcext:value-type="float">
            <text:p>0.537037037037037</text:p>
          </table:table-cell>
          <table:table-cell table:formula="of:=(['file:///home/alex/Thesis/Pilot/Data/Oni_SYMLOGs.ods'#$OniData.C8]+18)/36" office:value-type="float" office:value="0.52045248134484" calcext:value-type="float">
            <text:p>0.52045248134484</text:p>
          </table:table-cell>
          <table:table-cell/>
          <table:table-cell table:formula="of:=SUM([.B18:.E18])/[.$A$3]" office:value-type="float" office:value="0.574718728349514" calcext:value-type="float">
            <text:p>0.574718728349514</text:p>
          </table:table-cell>
          <table:table-cell table:formula="of:=([.F18]-[.$O$11])^2" office:value-type="float" office:value="0.0000402616424814587" calcext:value-type="float">
            <text:p>4.02616424814587E-05</text:p>
          </table:table-cell>
          <table:table-cell/>
          <table:table-cell table:formula="of:=([.B18]-[.$O$11])^2" office:value-type="float" office:value="0.00966154227085744" calcext:value-type="float">
            <text:p>0.009661542270857</text:p>
          </table:table-cell>
          <table:table-cell table:formula="of:=([.C18]-[.$O$11])^2" office:value-type="float" office:value="0.000981975295446535" calcext:value-type="float">
            <text:p>0.000981975295447</text:p>
          </table:table-cell>
          <table:table-cell table:formula="of:=([.D18]-[.$O$11])^2" office:value-type="float" office:value="0.0022964261460564" calcext:value-type="float">
            <text:p>0.002296426146056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eforbes</text:p>
          </table:table-cell>
          <table:table-cell table:formula="of:=(['file:///home/alex/Thesis/Pilot/Data/Oni_SYMLOGs.ods'#$OniData.F10]+18)/36" office:value-type="float" office:value="0.648148148148148" calcext:value-type="float">
            <text:p>0.648148148148148</text:p>
          </table:table-cell>
          <table:table-cell table:formula="of:=(['file:///home/alex/Thesis/Pilot/Data/Oni_SYMLOGs.ods'#$OniData.I10]+18)/36" office:value-type="float" office:value="0.666666666666667" calcext:value-type="float">
            <text:p>0.666666666666667</text:p>
          </table:table-cell>
          <table:table-cell table:formula="of:=(['file:///home/alex/Thesis/Pilot/Data/Oni_SYMLOGs.ods'#$OniData.C10]+18)/36" office:value-type="float" office:value="0.484143360245189" calcext:value-type="float">
            <text:p>0.484143360245189</text:p>
          </table:table-cell>
          <table:table-cell/>
          <table:table-cell table:formula="of:=SUM([.B19:.E19])/[.$A$3]" office:value-type="float" office:value="0.599652725020001" calcext:value-type="float">
            <text:p>0.599652725020001</text:p>
          </table:table-cell>
          <table:table-cell table:formula="of:=([.F19]-[.$O$11])^2" office:value-type="float" office:value="0.000978388535964185" calcext:value-type="float">
            <text:p>0.000978388535964</text:p>
          </table:table-cell>
          <table:table-cell/>
          <table:table-cell table:formula="of:=([.B19]-[.$O$11])^2" office:value-type="float" office:value="0.00636399096278877" calcext:value-type="float">
            <text:p>0.006363990962789</text:p>
          </table:table-cell>
          <table:table-cell table:formula="of:=([.C19]-[.$O$11])^2" office:value-type="float" office:value="0.00966154227085744" calcext:value-type="float">
            <text:p>0.009661542270857</text:p>
          </table:table-cell>
          <table:table-cell table:formula="of:=([.D19]-[.$O$11])^2" office:value-type="float" office:value="0.00709472016432771" calcext:value-type="float">
            <text:p>0.007094720164328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(['file:///home/alex/Thesis/Pilot/Data/Oni_SYMLOGs.ods'#$OniData.F11]+18)/36" office:value-type="float" office:value="0.527777777777778" calcext:value-type="float">
            <text:p>0.527777777777778</text:p>
          </table:table-cell>
          <table:table-cell table:formula="of:=(['file:///home/alex/Thesis/Pilot/Data/Oni_SYMLOGs.ods'#$OniData.I11]+18)/36" office:value-type="float" office:value="0.611111111111111" calcext:value-type="float">
            <text:p>0.611111111111111</text:p>
          </table:table-cell>
          <table:table-cell table:formula="of:=(['file:///home/alex/Thesis/Pilot/Data/Oni_SYMLOGs.ods'#$OniData.C11]+18)/36" office:value-type="float" office:value="0.50360711651334" calcext:value-type="float">
            <text:p>0.50360711651334</text:p>
          </table:table-cell>
          <table:table-cell/>
          <table:table-cell table:formula="of:=SUM([.B20:.E20])/[.$A$3]" office:value-type="float" office:value="0.54749866846741" calcext:value-type="float">
            <text:p>0.54749866846741</text:p>
          </table:table-cell>
          <table:table-cell table:formula="of:=([.F20]-[.$O$11])^2" office:value-type="float" office:value="0.000435759513745898" calcext:value-type="float">
            <text:p>0.000435759513746</text:p>
          </table:table-cell>
          <table:table-cell/>
          <table:table-cell table:formula="of:=([.B20]-[.$O$11])^2" office:value-type="float" office:value="0.001648014456227" calcext:value-type="float">
            <text:p>0.001648014456227</text:p>
          </table:table-cell>
          <table:table-cell table:formula="of:=([.C20]-[.$O$11])^2" office:value-type="float" office:value="0.00182650151537564" calcext:value-type="float">
            <text:p>0.001826501515376</text:p>
          </table:table-cell>
          <table:table-cell table:formula="of:=([.D20]-[.$O$11])^2" office:value-type="float" office:value="0.00419468729126248" calcext:value-type="float">
            <text:p>0.004194687291262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(['file:///home/alex/Thesis/Pilot/Data/Oni_SYMLOGs.ods'#$OniData.F12]+18)/36" office:value-type="float" office:value="0.611111111111111" calcext:value-type="float">
            <text:p>0.611111111111111</text:p>
          </table:table-cell>
          <table:table-cell table:formula="of:=(['file:///home/alex/Thesis/Pilot/Data/Oni_SYMLOGs.ods'#$OniData.I12]+18)/36" office:value-type="float" office:value="0.611111111111111" calcext:value-type="float">
            <text:p>0.611111111111111</text:p>
          </table:table-cell>
          <table:table-cell table:formula="of:=(['file:///home/alex/Thesis/Pilot/Data/Oni_SYMLOGs.ods'#$OniData.C12]+18)/36" office:value-type="float" office:value="0.495122094459472" calcext:value-type="float">
            <text:p>0.495122094459472</text:p>
          </table:table-cell>
          <table:table-cell/>
          <table:table-cell table:formula="of:=SUM([.B21:.E21])/[.$A$3]" office:value-type="float" office:value="0.572448105560565" calcext:value-type="float">
            <text:p>0.572448105560565</text:p>
          </table:table-cell>
          <table:table-cell table:formula="of:=([.F21]-[.$O$11])^2" office:value-type="float" office:value="0.0000166022304622449" calcext:value-type="float">
            <text:p>1.66022304622449E-05</text:p>
          </table:table-cell>
          <table:table-cell/>
          <table:table-cell table:formula="of:=([.B21]-[.$O$11])^2" office:value-type="float" office:value="0.00182650151537564" calcext:value-type="float">
            <text:p>0.001826501515376</text:p>
          </table:table-cell>
          <table:table-cell table:formula="of:=([.C21]-[.$O$11])^2" office:value-type="float" office:value="0.00182650151537564" calcext:value-type="float">
            <text:p>0.001826501515376</text:p>
          </table:table-cell>
          <table:table-cell table:formula="of:=([.D21]-[.$O$11])^2" office:value-type="float" office:value="0.00536577164984497" calcext:value-type="float">
            <text:p>0.00536577164984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yansprite</text:p>
          </table:table-cell>
          <table:table-cell table:formula="of:=(['file:///home/alex/Thesis/Pilot/Data/Oni_SYMLOGs.ods'#$OniData.F13]+18)/36" office:value-type="float" office:value="0.666666666666667" calcext:value-type="float">
            <text:p>0.666666666666667</text:p>
          </table:table-cell>
          <table:table-cell table:formula="of:=(['file:///home/alex/Thesis/Pilot/Data/Oni_SYMLOGs.ods'#$OniData.I13]+18)/36" office:value-type="float" office:value="0.611111111111111" calcext:value-type="float">
            <text:p>0.611111111111111</text:p>
          </table:table-cell>
          <table:table-cell table:formula="of:=(['file:///home/alex/Thesis/Pilot/Data/Oni_SYMLOGs.ods'#$OniData.C13]+18)/36" office:value-type="float" office:value="0.49540675870859" calcext:value-type="float">
            <text:p>0.49540675870859</text:p>
          </table:table-cell>
          <table:table-cell table:style-name="ce4"/>
          <table:table-cell table:formula="of:=SUM([.B22:.E22])/[.$A$3]" office:value-type="float" office:value="0.591061512162123" calcext:value-type="float">
            <text:p>0.591061512162123</text:p>
          </table:table-cell>
          <table:table-cell table:formula="of:=([.F22]-[.$O$11])^2" office:value-type="float" office:value="0.000514744893533042" calcext:value-type="float">
            <text:p>0.000514744893533</text:p>
          </table:table-cell>
          <table:table-cell table:style-name="ce4"/>
          <table:table-cell table:formula="of:=([.B22]-[.$O$11])^2" office:value-type="float" office:value="0.00966154227085744" calcext:value-type="float">
            <text:p>0.009661542270857</text:p>
          </table:table-cell>
          <table:table-cell table:formula="of:=([.C22]-[.$O$11])^2" office:value-type="float" office:value="0.00182650151537564" calcext:value-type="float">
            <text:p>0.001826501515376</text:p>
          </table:table-cell>
          <table:table-cell table:formula="of:=([.D22]-[.$O$11])^2" office:value-type="float" office:value="0.00532414855829333" calcext:value-type="float">
            <text:p>0.005324148558293</text:p>
          </table:table-cell>
          <table:table-cell table:style-name="ce4" table:number-columns-repeated="2"/>
          <table:table-cell table:style-name="ce4" office:value-type="string" calcext:value-type="string">
            <text:p>MSC/JMS</text:p>
          </table:table-cell>
          <table:table-cell table:style-name="ce4" table:formula="of:=[.$O$13]/([.$O$18])" office:value-type="float" office:value="0.0762320913435008" calcext:value-type="float">
            <text:p>0.076232091343501</text:p>
          </table:table-cell>
          <table:table-cell table:style-name="ce4" office:value-type="string" calcext:value-type="string">
            <text:p>SSC/(C-1)</text:p>
          </table:table-cell>
          <table:table-cell table:style-name="ce4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0.00626904622415299" calcext:value-type="float">
            <text:p>0.006269046224153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0.00410852532044712" calcext:value-type="float">
            <text:p>0.004108525320447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0.00996657376170415" calcext:value-type="float">
            <text:p>0.009966573761704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-0.525862866891313" calcext:value-type="float">
            <text:p>-0.525862866891313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ICC_Oni_PN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7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formula="of:=([.B10]-[.$O$11])^2" office:value-type="float" office:value="0.0169976037226856" calcext:value-type="float">
            <text:p>0.016997603722686</text:p>
          </table:table-cell>
          <table:table-cell table:formula="of:=([.C10]-[.$O$11])^2" office:value-type="float" office:value="0.00441895147162786" calcext:value-type="float">
            <text:p>0.004418951471628</text:p>
          </table:table-cell>
          <table:table-cell table:formula="of:=([.D10]-[.$O$11])^2" office:value-type="float" office:value="0.00408316706798242" calcext:value-type="float">
            <text:p>0.004083167067982</text:p>
          </table:table-cell>
          <table:table-cell table:number-columns-repeated="2"/>
          <table:table-cell table:style-name="ce1" office:value-type="string" calcext:value-type="string">
            <text:p>S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22])/[.$B$3]" office:value-type="float" office:value="0.787745268779752" calcext:value-type="float">
            <text:p>0.787745268779752</text:p>
          </table:table-cell>
          <table:table-cell table:formula="of:=SUM([.C12:.C22])/[.$B$3]" office:value-type="float" office:value="0.590895215895216" calcext:value-type="float">
            <text:p>0.590895215895216</text:p>
          </table:table-cell>
          <table:table-cell table:formula="of:=SUM([.D12:.D22])/[.$B$3]" office:value-type="float" office:value="0.593470746235728" calcext:value-type="float">
            <text:p>0.593470746235728</text:p>
          </table:table-cell>
          <table:table-cell table:formula="of:=SUM([.E12:.E17])/[.$B$3]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/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0.657370410303565" calcext:value-type="float">
            <text:p>0.6573704103035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kin909</text:p>
          </table:table-cell>
          <table:table-cell table:formula="of:=(['file:///home/alex/Thesis/Pilot/Data/Oni_SYMLOGs.ods'#$OniData.E2]+18)/36" office:value-type="float" office:value="0.789272030651341" calcext:value-type="float">
            <text:p>0.789272030651341</text:p>
          </table:table-cell>
          <table:table-cell table:formula="of:=(['file:///home/alex/Thesis/Pilot/Data/Oni_SYMLOGs.ods'#$OniData.H2]+18)/36" office:value-type="float" office:value="0.613095238095238" calcext:value-type="float">
            <text:p>0.613095238095238</text:p>
          </table:table-cell>
          <table:table-cell table:formula="of:=(['file:///home/alex/Thesis/Pilot/Data/Oni_SYMLOGs.ods'#$OniData.B2]+18)/36" office:value-type="float" office:value="0.596134151223637" calcext:value-type="float">
            <text:p>0.596134151223637</text:p>
          </table:table-cell>
          <table:table-cell/>
          <table:table-cell table:formula="of:=SUM([.B12:.E12])/[.$A$3]" office:value-type="float" office:value="0.666167139990072" calcext:value-type="float">
            <text:p>0.666167139990072</text:p>
          </table:table-cell>
          <table:table-cell table:formula="of:=([.F12]-[.$O$11])^2" office:value-type="float" office:value="0.0000773824531774641" calcext:value-type="float">
            <text:p>7.73824531774641E-05</text:p>
          </table:table-cell>
          <table:table-cell/>
          <table:table-cell table:formula="of:=([.B12]-[.$O$11])^2" office:value-type="float" office:value="0.0173980374503687" calcext:value-type="float">
            <text:p>0.017398037450369</text:p>
          </table:table-cell>
          <table:table-cell table:formula="of:=([.C12]-[.$O$11])^2" office:value-type="float" office:value="0.00196029087407703" calcext:value-type="float">
            <text:p>0.001960290874077</text:p>
          </table:table-cell>
          <table:table-cell table:formula="of:=([.D12]-[.$O$11])^2" office:value-type="float" office:value="0.00374987942610416" calcext:value-type="float">
            <text:p>0.003749879426104</text:p>
          </table:table-cell>
          <table:table-cell table:number-columns-repeated="2"/>
          <table:table-cell office:value-type="string" calcext:value-type="string">
            <text:p>SSB</text:p>
          </table:table-cell>
          <table:table-cell table:formula="of:=SUM([.G12:.G22])*[.$A$3]" office:value-type="float" office:value="0.0723879489124273" calcext:value-type="float">
            <text:p>0.072387948912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yphe</text:p>
          </table:table-cell>
          <table:table-cell table:formula="of:=(['file:///home/alex/Thesis/Pilot/Data/Oni_SYMLOGs.ods'#$OniData.E3]+18)/36" office:value-type="float" office:value="0.838888888888889" calcext:value-type="float">
            <text:p>0.838888888888889</text:p>
          </table:table-cell>
          <table:table-cell table:formula="of:=(['file:///home/alex/Thesis/Pilot/Data/Oni_SYMLOGs.ods'#$OniData.H3]+18)/36" office:value-type="float" office:value="0.673789173789174" calcext:value-type="float">
            <text:p>0.673789173789174</text:p>
          </table:table-cell>
          <table:table-cell table:formula="of:=(['file:///home/alex/Thesis/Pilot/Data/Oni_SYMLOGs.ods'#$OniData.B3]+18)/36" office:value-type="float" office:value="0.591727217635217" calcext:value-type="float">
            <text:p>0.591727217635217</text:p>
          </table:table-cell>
          <table:table-cell/>
          <table:table-cell table:formula="of:=SUM([.B13:.E13])/[.$A$3]" office:value-type="float" office:value="0.701468426771093" calcext:value-type="float">
            <text:p>0.701468426771093</text:p>
          </table:table-cell>
          <table:table-cell table:formula="of:=([.F13]-[.$O$11])^2" office:value-type="float" office:value="0.00194463505637037" calcext:value-type="float">
            <text:p>0.00194463505637</text:p>
          </table:table-cell>
          <table:table-cell/>
          <table:table-cell table:formula="of:=([.B13]-[.$O$11])^2" office:value-type="float" office:value="0.0329489580679306" calcext:value-type="float">
            <text:p>0.032948958067931</text:p>
          </table:table-cell>
          <table:table-cell table:formula="of:=([.C13]-[.$O$11])^2" office:value-type="float" office:value="0.000269575794396349" calcext:value-type="float">
            <text:p>0.000269575794396</text:p>
          </table:table-cell>
          <table:table-cell table:formula="of:=([.D13]-[.$O$11])^2" office:value-type="float" office:value="0.00430902874369391" calcext:value-type="float">
            <text:p>0.004309028743694</text:p>
          </table:table-cell>
          <table:table-cell table:number-columns-repeated="2"/>
          <table:table-cell office:value-type="string" calcext:value-type="string">
            <text:p>SSC</text:p>
          </table:table-cell>
          <table:table-cell table:formula="of:=SUM([.B9:.E9])*[.B3]" office:value-type="float" office:value="0.280496944885255" calcext:value-type="float">
            <text:p>0.280496944885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dosu</text:p>
          </table:table-cell>
          <table:table-cell table:formula="of:=(['file:///home/alex/Thesis/Pilot/Data/Oni_SYMLOGs.ods'#$OniData.E4]+18)/36" office:value-type="float" office:value="0.638888888888889" calcext:value-type="float">
            <text:p>0.638888888888889</text:p>
          </table:table-cell>
          <table:table-cell table:formula="of:=(['file:///home/alex/Thesis/Pilot/Data/Oni_SYMLOGs.ods'#$OniData.H4]+18)/36" office:value-type="float" office:value="0.416666666666667" calcext:value-type="float">
            <text:p>0.416666666666667</text:p>
          </table:table-cell>
          <table:table-cell table:formula="of:=(['file:///home/alex/Thesis/Pilot/Data/Oni_SYMLOGs.ods'#$OniData.B4]+18)/36" office:value-type="float" office:value="0.586434054963264" calcext:value-type="float">
            <text:p>0.586434054963264</text:p>
          </table:table-cell>
          <table:table-cell/>
          <table:table-cell table:formula="of:=SUM([.B14:.E14])/[.$A$3]" office:value-type="float" office:value="0.54732987017294" calcext:value-type="float">
            <text:p>0.54732987017294</text:p>
          </table:table-cell>
          <table:table-cell table:formula="of:=([.F14]-[.$O$11])^2" office:value-type="float" office:value="0.0121089204722398" calcext:value-type="float">
            <text:p>0.01210892047224</text:p>
          </table:table-cell>
          <table:table-cell/>
          <table:table-cell table:formula="of:=([.B14]-[.$O$11])^2" office:value-type="float" office:value="0.000341566633801147" calcext:value-type="float">
            <text:p>0.000341566633801</text:p>
          </table:table-cell>
          <table:table-cell table:formula="of:=([.C14]-[.$O$11])^2" office:value-type="float" office:value="0.0579382922008178" calcext:value-type="float">
            <text:p>0.057938292200818</text:p>
          </table:table-cell>
          <table:table-cell table:formula="of:=([.D14]-[.$O$11])^2" office:value-type="float" office:value="0.00503196650896549" calcext:value-type="float">
            <text:p>0.005031966508966</text:p>
          </table:table-cell>
          <table:table-cell table:number-columns-repeated="2"/>
          <table:table-cell table:style-name="ce1" office:value-type="string" calcext:value-type="string">
            <text:p>SST</text:p>
          </table:table-cell>
          <table:table-cell table:formula="of:=SUM([.I12:.L22])" office:value-type="float" office:value="0.433201318132558" calcext:value-type="float">
            <text:p>0.4332013181325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ossR</text:p>
          </table:table-cell>
          <table:table-cell table:formula="of:=(['file:///home/alex/Thesis/Pilot/Data/Oni_SYMLOGs.ods'#$OniData.E5]+18)/36" office:value-type="float" office:value="0.759259259259259" calcext:value-type="float">
            <text:p>0.759259259259259</text:p>
          </table:table-cell>
          <table:table-cell table:formula="of:=(['file:///home/alex/Thesis/Pilot/Data/Oni_SYMLOGs.ods'#$OniData.H5]+18)/36" office:value-type="float" office:value="0.722222222222222" calcext:value-type="float">
            <text:p>0.722222222222222</text:p>
          </table:table-cell>
          <table:table-cell table:formula="of:=(['file:///home/alex/Thesis/Pilot/Data/Oni_SYMLOGs.ods'#$OniData.B5]+18)/36" office:value-type="float" office:value="0.607015713903452" calcext:value-type="float">
            <text:p>0.607015713903452</text:p>
          </table:table-cell>
          <table:table-cell/>
          <table:table-cell table:formula="of:=SUM([.B15:.E15])/[.$A$3]" office:value-type="float" office:value="0.696165731794978" calcext:value-type="float">
            <text:p>0.696165731794978</text:p>
          </table:table-cell>
          <table:table-cell table:formula="of:=([.F15]-[.$O$11])^2" office:value-type="float" office:value="0.00150507696962205" calcext:value-type="float">
            <text:p>0.001505076969622</text:p>
          </table:table-cell>
          <table:table-cell/>
          <table:table-cell table:formula="of:=([.B15]-[.$O$11])^2" office:value-type="float" office:value="0.0103813375415162" calcext:value-type="float">
            <text:p>0.010381337541516</text:p>
          </table:table-cell>
          <table:table-cell table:formula="of:=([.C15]-[.$O$11])^2" office:value-type="float" office:value="0.00420575750913284" calcext:value-type="float">
            <text:p>0.004205757509133</text:p>
          </table:table-cell>
          <table:table-cell table:formula="of:=([.D15]-[.$O$11])^2" office:value-type="float" office:value="0.0025355954495476" calcext:value-type="float">
            <text:p>0.002535595449548</text:p>
          </table:table-cell>
          <table:table-cell table:number-columns-repeated="2"/>
          <table:table-cell office:value-type="string" calcext:value-type="string">
            <text:p>SSE</text:p>
          </table:table-cell>
          <table:table-cell table:formula="of:=[.$O$14]-[.$O$13]-[.$O$12]" office:value-type="float" office:value="0.0803164243348766" calcext:value-type="float">
            <text:p>0.0803164243348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lAmuyal</text:p>
          </table:table-cell>
          <table:table-cell table:formula="of:=(['file:///home/alex/Thesis/Pilot/Data/Oni_SYMLOGs.ods'#$OniData.E6]+18)/36" office:value-type="float" office:value="0.851851851851852" calcext:value-type="float">
            <text:p>0.851851851851852</text:p>
          </table:table-cell>
          <table:table-cell table:formula="of:=(['file:///home/alex/Thesis/Pilot/Data/Oni_SYMLOGs.ods'#$OniData.H6]+18)/36" office:value-type="float" office:value="0.462962962962963" calcext:value-type="float">
            <text:p>0.462962962962963</text:p>
          </table:table-cell>
          <table:table-cell table:formula="of:=(['file:///home/alex/Thesis/Pilot/Data/Oni_SYMLOGs.ods'#$OniData.B6]+18)/36" office:value-type="float" office:value="0.587705724520428" calcext:value-type="float">
            <text:p>0.587705724520428</text:p>
          </table:table-cell>
          <table:table-cell/>
          <table:table-cell table:formula="of:=SUM([.B16:.E16])/[.$A$3]" office:value-type="float" office:value="0.634173513111748" calcext:value-type="float">
            <text:p>0.634173513111748</text:p>
          </table:table-cell>
          <table:table-cell table:formula="of:=([.F16]-[.$O$11])^2" office:value-type="float" office:value="0.000538096039327766" calcext:value-type="float">
            <text:p>0.000538096039328</text:p>
          </table:table-cell>
          <table:table-cell/>
          <table:table-cell table:formula="of:=([.B16]-[.$O$11])^2" office:value-type="float" office:value="0.0378230311066995" calcext:value-type="float">
            <text:p>0.0378230311067</text:p>
          </table:table-cell>
          <table:table-cell table:formula="of:=([.C16]-[.$O$11])^2" office:value-type="float" office:value="0.0377942555814891" calcext:value-type="float">
            <text:p>0.037794255581489</text:p>
          </table:table-cell>
          <table:table-cell table:formula="of:=([.D16]-[.$O$11])^2" office:value-type="float" office:value="0.00485316844526329" calcext:value-type="float">
            <text:p>0.004853168445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pashcanon</text:p>
          </table:table-cell>
          <table:table-cell table:formula="of:=(['file:///home/alex/Thesis/Pilot/Data/Oni_SYMLOGs.ods'#$OniData.E7]+18)/36" office:value-type="float" office:value="0.722222222222222" calcext:value-type="float">
            <text:p>0.722222222222222</text:p>
          </table:table-cell>
          <table:table-cell table:formula="of:=(['file:///home/alex/Thesis/Pilot/Data/Oni_SYMLOGs.ods'#$OniData.H7]+18)/36" office:value-type="float" office:value="0.5" calcext:value-type="float">
            <text:p>0.5</text:p>
          </table:table-cell>
          <table:table-cell table:formula="of:=(['file:///home/alex/Thesis/Pilot/Data/Oni_SYMLOGs.ods'#$OniData.B7]+18)/36" office:value-type="float" office:value="0.601485041185269" calcext:value-type="float">
            <text:p>0.601485041185269</text:p>
          </table:table-cell>
          <table:table-cell/>
          <table:table-cell table:formula="of:=SUM([.B17:.E17])/[.$A$3]" office:value-type="float" office:value="0.60790242113583" calcext:value-type="float">
            <text:p>0.60790242113583</text:p>
          </table:table-cell>
          <table:table-cell table:formula="of:=([.F17]-[.$O$11])^2" office:value-type="float" office:value="0.00244708195229915" calcext:value-type="float">
            <text:p>0.002447081952299</text:p>
          </table:table-cell>
          <table:table-cell/>
          <table:table-cell table:formula="of:=([.B17]-[.$O$11])^2" office:value-type="float" office:value="0.00420575750913284" calcext:value-type="float">
            <text:p>0.004205757509133</text:p>
          </table:table-cell>
          <table:table-cell table:formula="of:=([.C17]-[.$O$11])^2" office:value-type="float" office:value="0.0247654460391125" calcext:value-type="float">
            <text:p>0.024765446039113</text:p>
          </table:table-cell>
          <table:table-cell table:formula="of:=([.D17]-[.$O$11])^2" office:value-type="float" office:value="0.00312317448148827" calcext:value-type="float">
            <text:p>0.003123174481488</text:p>
          </table:table-cell>
          <table:table-cell table:number-columns-repeated="2"/>
          <table:table-cell office:value-type="string" calcext:value-type="string">
            <text:p>N-1</text:p>
          </table:table-cell>
          <table:table-cell table:formula="of:=[.$A$3]*[.$B$3]-1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meguynamedmatt</text:p>
          </table:table-cell>
          <table:table-cell table:formula="of:=(['file:///home/alex/Thesis/Pilot/Data/Oni_SYMLOGs.ods'#$OniData.E8]+18)/36" office:value-type="float" office:value="0.833333333333333" calcext:value-type="float">
            <text:p>0.833333333333333</text:p>
          </table:table-cell>
          <table:table-cell table:formula="of:=(['file:///home/alex/Thesis/Pilot/Data/Oni_SYMLOGs.ods'#$OniData.H8]+18)/36" office:value-type="float" office:value="0.648148148148148" calcext:value-type="float">
            <text:p>0.648148148148148</text:p>
          </table:table-cell>
          <table:table-cell table:formula="of:=(['file:///home/alex/Thesis/Pilot/Data/Oni_SYMLOGs.ods'#$OniData.B8]+18)/36" office:value-type="float" office:value="0.584871935708921" calcext:value-type="float">
            <text:p>0.584871935708921</text:p>
          </table:table-cell>
          <table:table-cell/>
          <table:table-cell table:formula="of:=SUM([.B18:.E18])/[.$A$3]" office:value-type="float" office:value="0.688784472396801" calcext:value-type="float">
            <text:p>0.688784472396801</text:p>
          </table:table-cell>
          <table:table-cell table:formula="of:=([.F18]-[.$O$11])^2" office:value-type="float" office:value="0.000986843297197655" calcext:value-type="float">
            <text:p>0.000986843297198</text:p>
          </table:table-cell>
          <table:table-cell/>
          <table:table-cell table:formula="of:=([.B18]-[.$O$11])^2" office:value-type="float" office:value="0.0309629502811801" calcext:value-type="float">
            <text:p>0.03096295028118</text:p>
          </table:table-cell>
          <table:table-cell table:formula="of:=([.C18]-[.$O$11])^2" office:value-type="float" office:value="0.0000850501192632406" calcext:value-type="float">
            <text:p>8.50501192632406E-05</text:p>
          </table:table-cell>
          <table:table-cell table:formula="of:=([.D18]-[.$O$11])^2" office:value-type="float" office:value="0.00525602881855027" calcext:value-type="float">
            <text:p>0.00525602881855</text:p>
          </table:table-cell>
          <table:table-cell table:number-columns-repeated="2"/>
          <table:table-cell office:value-type="string" calcext:value-type="string">
            <text:p>C-1</text:p>
          </table:table-cell>
          <table:table-cell table:formula="of:=[.$A$3]-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keforbes</text:p>
          </table:table-cell>
          <table:table-cell table:formula="of:=(['file:///home/alex/Thesis/Pilot/Data/Oni_SYMLOGs.ods'#$OniData.E10]+18)/36" office:value-type="float" office:value="0.796296296296296" calcext:value-type="float">
            <text:p>0.796296296296296</text:p>
          </table:table-cell>
          <table:table-cell table:formula="of:=(['file:///home/alex/Thesis/Pilot/Data/Oni_SYMLOGs.ods'#$OniData.H10]+18)/36" office:value-type="float" office:value="0.527777777777778" calcext:value-type="float">
            <text:p>0.527777777777778</text:p>
          </table:table-cell>
          <table:table-cell table:formula="of:=(['file:///home/alex/Thesis/Pilot/Data/Oni_SYMLOGs.ods'#$OniData.B10]+18)/36" office:value-type="float" office:value="0.58712334289473" calcext:value-type="float">
            <text:p>0.58712334289473</text:p>
          </table:table-cell>
          <table:table-cell/>
          <table:table-cell table:formula="of:=SUM([.B19:.E19])/[.$A$3]" office:value-type="float" office:value="0.637065805656268" calcext:value-type="float">
            <text:p>0.637065805656268</text:p>
          </table:table-cell>
          <table:table-cell table:formula="of:=([.F19]-[.$O$11])^2" office:value-type="float" office:value="0.000412276969883057" calcext:value-type="float">
            <text:p>0.000412276969883</text:p>
          </table:table-cell>
          <table:table-cell/>
          <table:table-cell table:formula="of:=([.B19]-[.$O$11])^2" office:value-type="float" office:value="0.0193004017988653" calcext:value-type="float">
            <text:p>0.019300401798865</text:p>
          </table:table-cell>
          <table:table-cell table:formula="of:=([.C19]-[.$O$11])^2" office:value-type="float" office:value="0.0167942504049638" calcext:value-type="float">
            <text:p>0.016794250404964</text:p>
          </table:table-cell>
          <table:table-cell table:formula="of:=([.D19]-[.$O$11])^2" office:value-type="float" office:value="0.00493465047954152" calcext:value-type="float">
            <text:p>0.004934650479542</text:p>
          </table:table-cell>
          <table:table-cell table:number-columns-repeated="2"/>
          <table:table-cell office:value-type="string" calcext:value-type="string">
            <text:p>B-1</text:p>
          </table:table-cell>
          <table:table-cell table:formula="of:=[.$B$3]-1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vv</text:p>
          </table:table-cell>
          <table:table-cell table:formula="of:=(['file:///home/alex/Thesis/Pilot/Data/Oni_SYMLOGs.ods'#$OniData.E11]+18)/36" office:value-type="float" office:value="0.75" calcext:value-type="float">
            <text:p>0.75</text:p>
          </table:table-cell>
          <table:table-cell table:formula="of:=(['file:///home/alex/Thesis/Pilot/Data/Oni_SYMLOGs.ods'#$OniData.H11]+18)/36" office:value-type="float" office:value="0.694444444444444" calcext:value-type="float">
            <text:p>0.694444444444444</text:p>
          </table:table-cell>
          <table:table-cell table:formula="of:=(['file:///home/alex/Thesis/Pilot/Data/Oni_SYMLOGs.ods'#$OniData.B11]+18)/36" office:value-type="float" office:value="0.591066006718605" calcext:value-type="float">
            <text:p>0.591066006718605</text:p>
          </table:table-cell>
          <table:table-cell/>
          <table:table-cell table:formula="of:=SUM([.B20:.E20])/[.$A$3]" office:value-type="float" office:value="0.678503483721017" calcext:value-type="float">
            <text:p>0.678503483721017</text:p>
          </table:table-cell>
          <table:table-cell table:formula="of:=([.F20]-[.$O$11])^2" office:value-type="float" office:value="0.000446606792067387" calcext:value-type="float">
            <text:p>0.000446606792067</text:p>
          </table:table-cell>
          <table:table-cell/>
          <table:table-cell table:formula="of:=([.B20]-[.$O$11])^2" office:value-type="float" office:value="0.00858024088732983" calcext:value-type="float">
            <text:p>0.00858024088733</text:p>
          </table:table-cell>
          <table:table-cell table:formula="of:=([.C20]-[.$O$11])^2" office:value-type="float" office:value="0.00137448400747907" calcext:value-type="float">
            <text:p>0.001374484007479</text:p>
          </table:table-cell>
          <table:table-cell table:formula="of:=([.D20]-[.$O$11])^2" office:value-type="float" office:value="0.00439627393475725" calcext:value-type="float">
            <text:p>0.004396273934757</text:p>
          </table:table-cell>
          <table:table-cell table:number-columns-repeated="2"/>
          <table:table-cell office:value-type="string" calcext:value-type="string">
            <text:p>df_err</text:p>
          </table:table-cell>
          <table:table-cell table:formula="of:=[.$O$19]*[.$O$18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tley</text:p>
          </table:table-cell>
          <table:table-cell table:formula="of:=(['file:///home/alex/Thesis/Pilot/Data/Oni_SYMLOGs.ods'#$OniData.E12]+18)/36" office:value-type="float" office:value="0.851851851851852" calcext:value-type="float">
            <text:p>0.851851851851852</text:p>
          </table:table-cell>
          <table:table-cell table:formula="of:=(['file:///home/alex/Thesis/Pilot/Data/Oni_SYMLOGs.ods'#$OniData.H12]+18)/36" office:value-type="float" office:value="0.685185185185185" calcext:value-type="float">
            <text:p>0.685185185185185</text:p>
          </table:table-cell>
          <table:table-cell table:formula="of:=(['file:///home/alex/Thesis/Pilot/Data/Oni_SYMLOGs.ods'#$OniData.B12]+18)/36" office:value-type="float" office:value="0.61655401992941" calcext:value-type="float">
            <text:p>0.61655401992941</text:p>
          </table:table-cell>
          <table:table-cell/>
          <table:table-cell table:formula="of:=SUM([.B21:.E21])/[.$A$3]" office:value-type="float" office:value="0.717863685655482" calcext:value-type="float">
            <text:p>0.717863685655482</text:p>
          </table:table-cell>
          <table:table-cell table:formula="of:=([.F21]-[.$O$11])^2" office:value-type="float" office:value="0.00365943636280283" calcext:value-type="float">
            <text:p>0.003659436362803</text:p>
          </table:table-cell>
          <table:table-cell/>
          <table:table-cell table:formula="of:=([.B21]-[.$O$11])^2" office:value-type="float" office:value="0.0378230311066995" calcext:value-type="float">
            <text:p>0.0378230311067</text:p>
          </table:table-cell>
          <table:table-cell table:formula="of:=([.C21]-[.$O$11])^2" office:value-type="float" office:value="0.000773661701715186" calcext:value-type="float">
            <text:p>0.000773661701715</text:p>
          </table:table-cell>
          <table:table-cell table:formula="of:=([.D21]-[.$O$11])^2" office:value-type="float" office:value="0.00166597772317546" calcext:value-type="float">
            <text:p>0.00166597772317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yansprite</text:p>
          </table:table-cell>
          <table:table-cell table:formula="of:=(['file:///home/alex/Thesis/Pilot/Data/Oni_SYMLOGs.ods'#$OniData.E13]+18)/36" office:value-type="float" office:value="0.833333333333333" calcext:value-type="float">
            <text:p>0.833333333333333</text:p>
          </table:table-cell>
          <table:table-cell table:formula="of:=(['file:///home/alex/Thesis/Pilot/Data/Oni_SYMLOGs.ods'#$OniData.H13]+18)/36" office:value-type="float" office:value="0.555555555555556" calcext:value-type="float">
            <text:p>0.555555555555556</text:p>
          </table:table-cell>
          <table:table-cell table:formula="of:=(['file:///home/alex/Thesis/Pilot/Data/Oni_SYMLOGs.ods'#$OniData.B13]+18)/36" office:value-type="float" office:value="0.578060999910081" calcext:value-type="float">
            <text:p>0.578060999910081</text:p>
          </table:table-cell>
          <table:table-cell table:style-name="ce4"/>
          <table:table-cell table:formula="of:=SUM([.B22:.E22])/[.$A$3]" office:value-type="float" office:value="0.65564996293299" calcext:value-type="float">
            <text:p>0.65564996293299</text:p>
          </table:table-cell>
          <table:table-cell table:formula="of:=([.F22]-[.$O$11])^2" office:value-type="float" office:value="0.00000295993915492025" calcext:value-type="float">
            <text:p>2.95993915492025E-06</text:p>
          </table:table-cell>
          <table:table-cell table:style-name="ce4"/>
          <table:table-cell table:formula="of:=([.B22]-[.$O$11])^2" office:value-type="float" office:value="0.0309629502811801" calcext:value-type="float">
            <text:p>0.03096295028118</text:p>
          </table:table-cell>
          <table:table-cell table:formula="of:=([.C22]-[.$O$11])^2" office:value-type="float" office:value="0.0103662646473583" calcext:value-type="float">
            <text:p>0.010366264647358</text:p>
          </table:table-cell>
          <table:table-cell table:formula="of:=([.D22]-[.$O$11])^2" office:value-type="float" office:value="0.00628998257696216" calcext:value-type="float">
            <text:p>0.006289982576962</text:p>
          </table:table-cell>
          <table:table-cell table:style-name="ce4" table:number-columns-repeated="2"/>
          <table:table-cell table:style-name="ce4" office:value-type="string" calcext:value-type="string">
            <text:p>MSC/JMS</text:p>
          </table:table-cell>
          <table:table-cell table:style-name="ce4" table:formula="of:=[.$O$13]/([.$O$18])" office:value-type="float" office:value="0.140248472442627" calcext:value-type="float">
            <text:p>0.140248472442627</text:p>
          </table:table-cell>
          <table:table-cell table:style-name="ce4" office:value-type="string" calcext:value-type="string">
            <text:p>SSC/(C-1)</text:p>
          </table:table-cell>
          <table:table-cell table:style-name="ce4"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0.00401582121674383" calcext:value-type="float">
            <text:p>0.004015821216744</text:p>
          </table:table-cell>
          <table:table-cell office:value-type="string" calcext:value-type="string">
            <text:p>SSE/(df_err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0.00723879489124273" calcext:value-type="float">
            <text:p>0.007238794891243</text:p>
          </table:table-cell>
          <table:table-cell office:value-type="string" calcext:value-type="string">
            <text:p>SSB/(B-1)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0.0135375411916425" calcext:value-type="float">
            <text:p>0.013537541191643</text:p>
          </table:table-cell>
          <table:table-cell office:value-type="string" calcext:value-type="string">
            <text:p>SST/(N-1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ICC(3,3)</text:p>
          </table:table-cell>
          <table:table-cell table:formula="of:=([.$O$24]-[.$O$23])/[.$O$24]" office:value-type="float" office:value="0.445236219967768" calcext:value-type="float">
            <text:p>0.445236219967768</text:p>
          </table:table-cell>
          <table:table-cell office:value-type="string" calcext:value-type="string">
            <text:p>(BMS-EMS)/BMS</text:p>
          </table:table-cell>
          <table:table-cell table:number-columns-repeated="1008"/>
        </table:table-row>
      </table:table>
      <table:table table:name="ICCs_all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mber of Judges</text:p>
          </table:table-cell>
          <table:table-cell office:value-type="string" calcext:value-type="string">
            <text:p>Number of Targets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formula="of:=([.B10]-[.$O$11])^2" office:value-type="float" office:value="5.640625" calcext:value-type="float">
            <text:p>5.640625</text:p>
          </table:table-cell>
          <table:table-cell table:formula="of:=([.C10]-[.$O$11])^2" office:value-type="float" office:value="7.79340277777778" calcext:value-type="float">
            <text:p>7.79340277777778</text:p>
          </table:table-cell>
          <table:table-cell table:formula="of:=([.D10]-[.$O$11])^2" office:value-type="float" office:value="0.918402777777779" calcext:value-type="float">
            <text:p>0.918402777777779</text:p>
          </table:table-cell>
          <table:table-cell table:formula="of:=([.E10]-[.$O$11])^2" office:value-type="float" office:value="1.890625" calcext:value-type="float">
            <text:p>1.890625</text:p>
          </table:table-cell>
          <table:table-cell/>
          <table:table-cell table:style-name="ce1" office:value-type="string" calcext:value-type="string">
            <text:p>S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ol Means</text:p>
          </table:table-cell>
          <table:table-cell table:formula="of:=SUM([.B12:.B17])/[.$B$3]" office:value-type="float" office:value="7.66666666666667" calcext:value-type="float">
            <text:p>7.66666666666667</text:p>
          </table:table-cell>
          <table:table-cell table:formula="of:=SUM([.C12:.C17])/[.$B$3]" office:value-type="float" office:value="2.5" calcext:value-type="float">
            <text:p>2.5</text:p>
          </table:table-cell>
          <table:table-cell table:formula="of:=SUM([.D12:.D17])/[.$B$3]" office:value-type="float" office:value="4.33333333333333" calcext:value-type="float">
            <text:p>4.33333333333333</text:p>
          </table:table-cell>
          <table:table-cell table:formula="of:=SUM([.E12:.E17])/[.$B$3]" office:value-type="float" office:value="6.66666666666667" calcext:value-type="float">
            <text:p>6.66666666666667</text:p>
          </table:table-cell>
          <table:table-cell table:number-columns-repeated="3"/>
          <table:table-cell table:style-name="ce1" office:value-type="string" calcext:value-type="string">
            <text:p>all 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ges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 table:style-name="ce1" office:value-type="string" calcext:value-type="string">
            <text:p>Row Means</text:p>
          </table:table-cell>
          <table:table-cell table:number-columns-repeated="2"/>
          <table:table-cell office:value-type="string" calcext:value-type="string">
            <text:p>Alex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Filler</text:p>
          </table:table-cell>
          <table:table-cell/>
          <table:table-cell office:value-type="string" calcext:value-type="string">
            <text:p>Grand Average</text:p>
          </table:table-cell>
          <table:table-cell table:formula="of:=SUM([.B10:.E10])*[.$B$3]/([.$A$3]*[.$B$3])" office:value-type="float" office:value="5.29166666666667" calcext:value-type="float">
            <text:p>5.2916666666666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12:.E12])/[.$A$3]" office:value-type="float" office:value="6" calcext:value-type="float">
            <text:p>6</text:p>
          </table:table-cell>
          <table:table-cell table:formula="of:=([.F12]-[.$O$11])^2" office:value-type="float" office:value="0.501736111111111" calcext:value-type="float">
            <text:p>0.501736111111111</text:p>
          </table:table-cell>
          <table:table-cell/>
          <table:table-cell table:formula="of:=([.B12]-[.$O$11])^2" office:value-type="float" office:value="13.7517361111111" calcext:value-type="float">
            <text:p>13.7517361111111</text:p>
          </table:table-cell>
          <table:table-cell table:formula="of:=([.C12]-[.$O$11])^2" office:value-type="float" office:value="10.8350694444444" calcext:value-type="float">
            <text:p>10.8350694444444</text:p>
          </table:table-cell>
          <table:table-cell table:formula="of:=([.D12]-[.$O$11])^2" office:value-type="float" office:value="0.0850694444444446" calcext:value-type="float">
            <text:p>0.085069444444445</text:p>
          </table:table-cell>
          <table:table-cell table:formula="of:=([.E12]-[.$O$11])^2" office:value-type="float" office:value="7.33506944444444" calcext:value-type="float">
            <text:p>7.33506944444444</text:p>
          </table:table-cell>
          <table:table-cell/>
          <table:table-cell office:value-type="string" calcext:value-type="string">
            <text:p>SSB</text:p>
          </table:table-cell>
          <table:table-cell table:formula="of:=SUM([.G12:.G17])*[.$A$3]" office:value-type="float" office:value="56.2083333333333" calcext:value-type="float">
            <text:p>56.208333333333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3:.E13])/[.$A$3]" office:value-type="float" office:value="3" calcext:value-type="float">
            <text:p>3</text:p>
          </table:table-cell>
          <table:table-cell table:formula="of:=([.F13]-[.$O$11])^2" office:value-type="float" office:value="5.25173611111111" calcext:value-type="float">
            <text:p>5.25173611111111</text:p>
          </table:table-cell>
          <table:table-cell/>
          <table:table-cell table:formula="of:=([.B13]-[.$O$11])^2" office:value-type="float" office:value="0.501736111111111" calcext:value-type="float">
            <text:p>0.501736111111111</text:p>
          </table:table-cell>
          <table:table-cell table:formula="of:=([.C13]-[.$O$11])^2" office:value-type="float" office:value="18.4184027777778" calcext:value-type="float">
            <text:p>18.4184027777778</text:p>
          </table:table-cell>
          <table:table-cell table:formula="of:=([.D13]-[.$O$11])^2" office:value-type="float" office:value="5.25173611111111" calcext:value-type="float">
            <text:p>5.25173611111111</text:p>
          </table:table-cell>
          <table:table-cell table:formula="of:=([.E13]-[.$O$11])^2" office:value-type="float" office:value="10.8350694444444" calcext:value-type="float">
            <text:p>10.8350694444444</text:p>
          </table:table-cell>
          <table:table-cell/>
          <table:table-cell office:value-type="string" calcext:value-type="string">
            <text:p>SSC</text:p>
          </table:table-cell>
          <table:table-cell table:formula="of:=SUM([.B9:.E9])*[.B3]" office:value-type="float" office:value="97.4583333333333" calcext:value-type="float">
            <text:p>97.458333333333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14:.E14])/[.$A$3]" office:value-type="float" office:value="6.5" calcext:value-type="float">
            <text:p>6.5</text:p>
          </table:table-cell>
          <table:table-cell table:formula="of:=([.F14]-[.$O$11])^2" office:value-type="float" office:value="1.46006944444444" calcext:value-type="float">
            <text:p>1.46006944444444</text:p>
          </table:table-cell>
          <table:table-cell/>
          <table:table-cell table:formula="of:=([.B14]-[.$O$11])^2" office:value-type="float" office:value="7.33506944444444" calcext:value-type="float">
            <text:p>7.33506944444444</text:p>
          </table:table-cell>
          <table:table-cell table:formula="of:=([.C14]-[.$O$11])^2" office:value-type="float" office:value="1.66840277777778" calcext:value-type="float">
            <text:p>1.66840277777778</text:p>
          </table:table-cell>
          <table:table-cell table:formula="of:=([.D14]-[.$O$11])^2" office:value-type="float" office:value="0.501736111111111" calcext:value-type="float">
            <text:p>0.501736111111111</text:p>
          </table:table-cell>
          <table:table-cell table:formula="of:=([.E14]-[.$O$11])^2" office:value-type="float" office:value="7.33506944444444" calcext:value-type="float">
            <text:p>7.33506944444444</text:p>
          </table:table-cell>
          <table:table-cell/>
          <table:table-cell table:style-name="ce1" office:value-type="string" calcext:value-type="string">
            <text:p>SST</text:p>
          </table:table-cell>
          <table:table-cell table:formula="of:=SUM([.I12:.L17])" office:value-type="float" office:value="168.958333333333" calcext:value-type="float">
            <text:p>168.95833333333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15:.E15])/[.$A$3]" office:value-type="float" office:value="4" calcext:value-type="float">
            <text:p>4</text:p>
          </table:table-cell>
          <table:table-cell table:formula="of:=([.F15]-[.$O$11])^2" office:value-type="float" office:value="1.66840277777778" calcext:value-type="float">
            <text:p>1.66840277777778</text:p>
          </table:table-cell>
          <table:table-cell/>
          <table:table-cell table:formula="of:=([.B15]-[.$O$11])^2" office:value-type="float" office:value="2.91840277777778" calcext:value-type="float">
            <text:p>2.91840277777778</text:p>
          </table:table-cell>
          <table:table-cell table:formula="of:=([.C15]-[.$O$11])^2" office:value-type="float" office:value="18.4184027777778" calcext:value-type="float">
            <text:p>18.4184027777778</text:p>
          </table:table-cell>
          <table:table-cell table:formula="of:=([.D15]-[.$O$11])^2" office:value-type="float" office:value="10.8350694444444" calcext:value-type="float">
            <text:p>10.8350694444444</text:p>
          </table:table-cell>
          <table:table-cell table:formula="of:=([.E15]-[.$O$11])^2" office:value-type="float" office:value="0.501736111111111" calcext:value-type="float">
            <text:p>0.501736111111111</text:p>
          </table:table-cell>
          <table:table-cell/>
          <table:table-cell office:value-type="string" calcext:value-type="string">
            <text:p>SSE</text:p>
          </table:table-cell>
          <table:table-cell table:formula="of:=[.$O$14]-[.$O$13]-[.$O$12]" office:value-type="float" office:value="15.2916666666667" calcext:value-type="float">
            <text:p>15.291666666666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16:.E16])/[.$A$3]" office:value-type="float" office:value="7.5" calcext:value-type="float">
            <text:p>7.5</text:p>
          </table:table-cell>
          <table:table-cell table:formula="of:=([.F16]-[.$O$11])^2" office:value-type="float" office:value="4.87673611111111" calcext:value-type="float">
            <text:p>4.87673611111111</text:p>
          </table:table-cell>
          <table:table-cell/>
          <table:table-cell table:formula="of:=([.B16]-[.$O$11])^2" office:value-type="float" office:value="22.1684027777778" calcext:value-type="float">
            <text:p>22.1684027777778</text:p>
          </table:table-cell>
          <table:table-cell table:formula="of:=([.C16]-[.$O$11])^2" office:value-type="float" office:value="0.0850694444444446" calcext:value-type="float">
            <text:p>0.085069444444445</text:p>
          </table:table-cell>
          <table:table-cell table:formula="of:=([.D16]-[.$O$11])^2" office:value-type="float" office:value="0.501736111111111" calcext:value-type="float">
            <text:p>0.501736111111111</text:p>
          </table:table-cell>
          <table:table-cell table:formula="of:=([.E16]-[.$O$11])^2" office:value-type="float" office:value="13.7517361111111" calcext:value-type="float">
            <text:p>13.751736111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7:.E17])/[.$A$3]" office:value-type="float" office:value="4.75" calcext:value-type="float">
            <text:p>4.75</text:p>
          </table:table-cell>
          <table:table-cell table:formula="of:=([.F17]-[.$O$11])^2" office:value-type="float" office:value="0.293402777777778" calcext:value-type="float">
            <text:p>0.293402777777778</text:p>
          </table:table-cell>
          <table:table-cell/>
          <table:table-cell table:formula="of:=([.B17]-[.$O$11])^2" office:value-type="float" office:value="0.501736111111111" calcext:value-type="float">
            <text:p>0.501736111111111</text:p>
          </table:table-cell>
          <table:table-cell table:formula="of:=([.C17]-[.$O$11])^2" office:value-type="float" office:value="10.8350694444444" calcext:value-type="float">
            <text:p>10.8350694444444</text:p>
          </table:table-cell>
          <table:table-cell table:formula="of:=([.D17]-[.$O$11])^2" office:value-type="float" office:value="1.66840277777778" calcext:value-type="float">
            <text:p>1.66840277777778</text:p>
          </table:table-cell>
          <table:table-cell table:formula="of:=([.E17]-[.$O$11])^2" office:value-type="float" office:value="2.91840277777778" calcext:value-type="float">
            <text:p>2.91840277777778</text:p>
          </table:table-cell>
          <table:table-cell/>
          <table:table-cell office:value-type="string" calcext:value-type="string">
            <text:p>N-1</text:p>
          </table:table-cell>
          <table:table-cell table:formula="of:=[.$A$3]*[.$B$3]-1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C-1</text:p>
          </table:table-cell>
          <table:table-cell table:formula="of:=[.$A$3]-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-1</text:p>
          </table:table-cell>
          <table:table-cell table:formula="of:=[.$B$3]-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f_err</text:p>
          </table:table-cell>
          <table:table-cell table:formula="of:=[.$O$19]*[.$O$18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MSC/JMS</text:p>
          </table:table-cell>
          <table:table-cell table:formula="of:=[.$O$13]/([.$O$18])" office:value-type="float" office:value="32.4861111111111" calcext:value-type="float">
            <text:p>32.4861111111111</text:p>
          </table:table-cell>
          <table:table-cell office:value-type="string" calcext:value-type="string">
            <text:p>SSC/(C-1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SE/EMS</text:p>
          </table:table-cell>
          <table:table-cell table:formula="of:=[.$O$15]/[.$O$20]" office:value-type="float" office:value="1.01944444444444" calcext:value-type="float">
            <text:p>1.01944444444444</text:p>
          </table:table-cell>
          <table:table-cell office:value-type="string" calcext:value-type="string">
            <text:p>SSE/(df_err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SB/BMS</text:p>
          </table:table-cell>
          <table:table-cell table:formula="of:=[.$O$12]/[.$O$19]" office:value-type="float" office:value="11.2416666666667" calcext:value-type="float">
            <text:p>11.2416666666667</text:p>
          </table:table-cell>
          <table:table-cell office:value-type="string" calcext:value-type="string">
            <text:p>SSB/(B-1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ST</text:p>
          </table:table-cell>
          <table:table-cell table:formula="of:=[.$O$14]/[.$O$17]" office:value-type="float" office:value="7.34601449275362" calcext:value-type="float">
            <text:p>7.34601449275362</text:p>
          </table:table-cell>
          <table:table-cell office:value-type="string" calcext:value-type="string">
            <text:p>SST/(N-1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ICC(3,4)</text:p>
          </table:table-cell>
          <table:table-cell table:formula="of:=([.$O$24]-[.$O$23])/[.$O$24]" office:value-type="float" office:value="0.909315542377069" calcext:value-type="float">
            <text:p>0.909315542377069</text:p>
          </table:table-cell>
          <table:table-cell office:value-type="string" calcext:value-type="string">
            <text:p>(BMS-EMS)/BMS</text:p>
          </table:table-cell>
        </table:table-row>
      </table:table>
      <table:table table:name="Example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Judge1</text:p>
          </table:table-cell>
          <table:table-cell office:value-type="string" calcext:value-type="string">
            <text:p>Judge2</text:p>
          </table:table-cell>
          <table:table-cell office:value-type="string" calcext:value-type="string">
            <text:p>Judge3</text:p>
          </table:table-cell>
          <table:table-cell office:value-type="string" calcext:value-type="string">
            <text:p>Judge4</text:p>
          </table:table-cell>
          <table:table-cell office:value-type="string" calcext:value-type="string">
            <text:p>Row Means</text:p>
          </table:table-cell>
          <table:table-cell office:value-type="string" calcext:value-type="string">
            <text:p>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2:.E2])/4" office:value-type="float" office:value="6" calcext:value-type="float">
            <text:p>6</text:p>
          </table:table-cell>
          <table:table-cell table:formula="of:=([.F2]-[.$F$8])^2" office:value-type="float" office:value="0.501736111111111" calcext:value-type="float">
            <text:p>0.501736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3:.E3])/4" office:value-type="float" office:value="3" calcext:value-type="float">
            <text:p>3</text:p>
          </table:table-cell>
          <table:table-cell table:formula="of:=([.F3]-[.$F$8])^2" office:value-type="float" office:value="5.25173611111111" calcext:value-type="float">
            <text:p>5.251736111111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B4:.E4])/4" office:value-type="float" office:value="6.5" calcext:value-type="float">
            <text:p>6.5</text:p>
          </table:table-cell>
          <table:table-cell table:formula="of:=([.F4]-[.$F$8])^2" office:value-type="float" office:value="1.46006944444444" calcext:value-type="float">
            <text:p>1.460069444444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5:.E5])/4" office:value-type="float" office:value="4" calcext:value-type="float">
            <text:p>4</text:p>
          </table:table-cell>
          <table:table-cell table:formula="of:=([.F5]-[.$F$8])^2" office:value-type="float" office:value="1.66840277777778" calcext:value-type="float">
            <text:p>1.668402777777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6:.E6])/4" office:value-type="float" office:value="7.5" calcext:value-type="float">
            <text:p>7.5</text:p>
          </table:table-cell>
          <table:table-cell table:formula="of:=([.F6]-[.$F$8])^2" office:value-type="float" office:value="4.87673611111111" calcext:value-type="float">
            <text:p>4.87673611111111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7:.E7])/4" office:value-type="float" office:value="4.75" calcext:value-type="float">
            <text:p>4.75</text:p>
          </table:table-cell>
          <table:table-cell table:formula="of:=([.F7]-[.$F$8])^2" office:value-type="float" office:value="0.293402777777778" calcext:value-type="float">
            <text:p>0.293402777777778</text:p>
          </table:table-cell>
          <table:table-cell/>
        </table:table-row>
        <table:table-row table:style-name="ro1">
          <table:table-cell office:value-type="string" calcext:value-type="string">
            <text:p>Column means</text:p>
          </table:table-cell>
          <table:table-cell table:formula="of:=SUM([.B2:.B7])/6" office:value-type="float" office:value="7.66666666666667" calcext:value-type="float">
            <text:p>7.66666666666667</text:p>
          </table:table-cell>
          <table:table-cell table:formula="of:=SUM([.C2:.C7])/6" office:value-type="float" office:value="2.5" calcext:value-type="float">
            <text:p>2.5</text:p>
          </table:table-cell>
          <table:table-cell table:formula="of:=SUM([.D2:.D7])/6" office:value-type="float" office:value="4.33333333333333" calcext:value-type="float">
            <text:p>4.33333333333333</text:p>
          </table:table-cell>
          <table:table-cell table:formula="of:=SUM([.E2:.E7])/6" office:value-type="float" office:value="6.66666666666667" calcext:value-type="float">
            <text:p>6.66666666666667</text:p>
          </table:table-cell>
          <table:table-cell table:formula="of:=SUM([.B2:.E7])/24" office:value-type="float" office:value="5.29166666666667" calcext:value-type="float">
            <text:p>5.291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</text:p>
          </table:table-cell>
          <table:table-cell table:formula="of:=([.B8]-[.$F$8])^2" office:value-type="float" office:value="5.640625" calcext:value-type="float">
            <text:p>5.640625</text:p>
          </table:table-cell>
          <table:table-cell table:formula="of:=([.C8]-[.$F$8])^2" office:value-type="float" office:value="7.79340277777778" calcext:value-type="float">
            <text:p>7.79340277777778</text:p>
          </table:table-cell>
          <table:table-cell table:formula="of:=([.D8]-[.$F$8])^2" office:value-type="float" office:value="0.918402777777779" calcext:value-type="float">
            <text:p>0.918402777777779</text:p>
          </table:table-cell>
          <table:table-cell table:formula="of:=([.E8]-[.$F$8])^2" office:value-type="float" office:value="1.890625" calcext:value-type="float">
            <text:p>1.8906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 SS</text:p>
          </table:table-cell>
          <table:table-cell table:formula="of:=([.B2]-[.$F$8])^2" office:value-type="float" office:value="13.7517361111111" calcext:value-type="float">
            <text:p>13.7517361111111</text:p>
          </table:table-cell>
          <table:table-cell table:formula="of:=([.C2]-[.$F$8])^2" office:value-type="float" office:value="10.8350694444444" calcext:value-type="float">
            <text:p>10.8350694444444</text:p>
          </table:table-cell>
          <table:table-cell table:formula="of:=([.D2]-[.$F$8])^2" office:value-type="float" office:value="0.0850694444444446" calcext:value-type="float">
            <text:p>0.085069444444445</text:p>
          </table:table-cell>
          <table:table-cell table:formula="of:=([.E2]-[.$F$8])^2" office:value-type="float" office:value="7.33506944444444" calcext:value-type="float">
            <text:p>7.33506944444444</text:p>
          </table:table-cell>
          <table:table-cell office:value-type="string" calcext:value-type="string">
            <text:p>SSB</text:p>
          </table:table-cell>
          <table:table-cell table:formula="of:=SUM([.G2:.G7])*4" office:value-type="float" office:value="56.2083333333333" calcext:value-type="float">
            <text:p>56.2083333333333</text:p>
          </table:table-cell>
          <table:table-cell/>
        </table:table-row>
        <table:table-row table:style-name="ro1">
          <table:table-cell/>
          <table:table-cell table:formula="of:=([.B3]-[.$F$8])^2" office:value-type="float" office:value="0.501736111111111" calcext:value-type="float">
            <text:p>0.501736111111111</text:p>
          </table:table-cell>
          <table:table-cell table:formula="of:=([.C3]-[.$F$8])^2" office:value-type="float" office:value="18.4184027777778" calcext:value-type="float">
            <text:p>18.4184027777778</text:p>
          </table:table-cell>
          <table:table-cell table:formula="of:=([.D3]-[.$F$8])^2" office:value-type="float" office:value="5.25173611111111" calcext:value-type="float">
            <text:p>5.25173611111111</text:p>
          </table:table-cell>
          <table:table-cell table:formula="of:=([.E3]-[.$F$8])^2" office:value-type="float" office:value="10.8350694444444" calcext:value-type="float">
            <text:p>10.8350694444444</text:p>
          </table:table-cell>
          <table:table-cell office:value-type="string" calcext:value-type="string">
            <text:p>SSC</text:p>
          </table:table-cell>
          <table:table-cell table:formula="of:=SUM([.B9:.E9])*6" office:value-type="float" office:value="97.4583333333333" calcext:value-type="float">
            <text:p>97.4583333333333</text:p>
          </table:table-cell>
          <table:table-cell/>
        </table:table-row>
        <table:table-row table:style-name="ro1">
          <table:table-cell/>
          <table:table-cell table:formula="of:=([.B4]-[.$F$8])^2" office:value-type="float" office:value="7.33506944444444" calcext:value-type="float">
            <text:p>7.33506944444444</text:p>
          </table:table-cell>
          <table:table-cell table:formula="of:=([.C4]-[.$F$8])^2" office:value-type="float" office:value="1.66840277777778" calcext:value-type="float">
            <text:p>1.66840277777778</text:p>
          </table:table-cell>
          <table:table-cell table:formula="of:=([.D4]-[.$F$8])^2" office:value-type="float" office:value="0.501736111111111" calcext:value-type="float">
            <text:p>0.501736111111111</text:p>
          </table:table-cell>
          <table:table-cell table:formula="of:=([.E4]-[.$F$8])^2" office:value-type="float" office:value="7.33506944444444" calcext:value-type="float">
            <text:p>7.33506944444444</text:p>
          </table:table-cell>
          <table:table-cell office:value-type="string" calcext:value-type="string">
            <text:p>SST</text:p>
          </table:table-cell>
          <table:table-cell table:formula="of:=SUM([.B11:.E16])" office:value-type="float" office:value="168.958333333333" calcext:value-type="float">
            <text:p>168.958333333333</text:p>
          </table:table-cell>
          <table:table-cell/>
        </table:table-row>
        <table:table-row table:style-name="ro1">
          <table:table-cell/>
          <table:table-cell table:formula="of:=([.B5]-[.$F$8])^2" office:value-type="float" office:value="2.91840277777778" calcext:value-type="float">
            <text:p>2.91840277777778</text:p>
          </table:table-cell>
          <table:table-cell table:formula="of:=([.C5]-[.$F$8])^2" office:value-type="float" office:value="18.4184027777778" calcext:value-type="float">
            <text:p>18.4184027777778</text:p>
          </table:table-cell>
          <table:table-cell table:formula="of:=([.D5]-[.$F$8])^2" office:value-type="float" office:value="10.8350694444444" calcext:value-type="float">
            <text:p>10.8350694444444</text:p>
          </table:table-cell>
          <table:table-cell table:formula="of:=([.E5]-[.$F$8])^2" office:value-type="float" office:value="0.501736111111111" calcext:value-type="float">
            <text:p>0.501736111111111</text:p>
          </table:table-cell>
          <table:table-cell office:value-type="string" calcext:value-type="string">
            <text:p>SSE</text:p>
          </table:table-cell>
          <table:table-cell table:formula="of:=[.G13]-[.G12]-[.G11]" office:value-type="float" office:value="15.2916666666667" calcext:value-type="float">
            <text:p>15.2916666666667</text:p>
          </table:table-cell>
          <table:table-cell/>
        </table:table-row>
        <table:table-row table:style-name="ro1">
          <table:table-cell/>
          <table:table-cell table:formula="of:=([.B6]-[.$F$8])^2" office:value-type="float" office:value="22.1684027777778" calcext:value-type="float">
            <text:p>22.1684027777778</text:p>
          </table:table-cell>
          <table:table-cell table:formula="of:=([.C6]-[.$F$8])^2" office:value-type="float" office:value="0.0850694444444446" calcext:value-type="float">
            <text:p>0.085069444444445</text:p>
          </table:table-cell>
          <table:table-cell table:formula="of:=([.D6]-[.$F$8])^2" office:value-type="float" office:value="0.501736111111111" calcext:value-type="float">
            <text:p>0.501736111111111</text:p>
          </table:table-cell>
          <table:table-cell table:formula="of:=([.E6]-[.$F$8])^2" office:value-type="float" office:value="13.7517361111111" calcext:value-type="float">
            <text:p>13.7517361111111</text:p>
          </table:table-cell>
          <table:table-cell office:value-type="string" calcext:value-type="string">
            <text:p>dfs</text:p>
          </table:table-cell>
          <table:table-cell table:number-columns-repeated="2"/>
        </table:table-row>
        <table:table-row table:style-name="ro1">
          <table:table-cell/>
          <table:table-cell table:formula="of:=([.B7]-[.$F$8])^2" office:value-type="float" office:value="0.501736111111111" calcext:value-type="float">
            <text:p>0.501736111111111</text:p>
          </table:table-cell>
          <table:table-cell table:formula="of:=([.C7]-[.$F$8])^2" office:value-type="float" office:value="10.8350694444444" calcext:value-type="float">
            <text:p>10.8350694444444</text:p>
          </table:table-cell>
          <table:table-cell table:formula="of:=([.D7]-[.$F$8])^2" office:value-type="float" office:value="1.66840277777778" calcext:value-type="float">
            <text:p>1.66840277777778</text:p>
          </table:table-cell>
          <table:table-cell table:formula="of:=([.E7]-[.$F$8])^2" office:value-type="float" office:value="2.91840277777778" calcext:value-type="float">
            <text:p>2.91840277777778</text:p>
          </table:table-cell>
          <table:table-cell office:value-type="string" calcext:value-type="string">
            <text:p>N-1</text:p>
          </table:table-cell>
          <table:table-cell table:formula="of:=24-1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-1</text:p>
          </table:table-cell>
          <table:table-cell table:formula="of:=4-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-1</text:p>
          </table:table-cell>
          <table:table-cell table:formula="of:=6-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f_err</text:p>
          </table:table-cell>
          <table:table-cell table:formula="of:=[.G18]*[.G17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JMS</text:p>
          </table:table-cell>
          <table:table-cell office:value-type="string" calcext:value-type="string">
            <text:p>MSC</text:p>
          </table:table-cell>
          <table:table-cell table:formula="of:=[.G12]/[.G17]" office:value-type="float" office:value="32.4861111111111" calcext:value-type="float">
            <text:p>32.4861111111111</text:p>
          </table:table-cell>
          <table:table-cell office:value-type="string" calcext:value-type="string">
            <text:p>SSC/(C-1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S</text:p>
          </table:table-cell>
          <table:table-cell office:value-type="string" calcext:value-type="string">
            <text:p>MSE</text:p>
          </table:table-cell>
          <table:table-cell table:formula="of:=[.G14]/[.G19]" office:value-type="float" office:value="1.01944444444444" calcext:value-type="float">
            <text:p>1.01944444444444</text:p>
          </table:table-cell>
          <table:table-cell office:value-type="string" calcext:value-type="string">
            <text:p>SSE/(df_er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MS</text:p>
          </table:table-cell>
          <table:table-cell office:value-type="string" calcext:value-type="string">
            <text:p>MSB</text:p>
          </table:table-cell>
          <table:table-cell table:formula="of:=[.G11]/[.G18]" office:value-type="float" office:value="11.2416666666667" calcext:value-type="float">
            <text:p>11.2416666666667</text:p>
          </table:table-cell>
          <table:table-cell office:value-type="string" calcext:value-type="string">
            <text:p>SSB/(B-1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ST</text:p>
          </table:table-cell>
          <table:table-cell table:formula="of:=[.G13]/[.G16]" office:value-type="float" office:value="7.34601449275362" calcext:value-type="float">
            <text:p>7.34601449275362</text:p>
          </table:table-cell>
          <table:table-cell office:value-type="string" calcext:value-type="string">
            <text:p>SST/(N-1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CC(3,4)</text:p>
          </table:table-cell>
          <table:table-cell table:formula="of:=([.G23]-[.G22])/[.G23]" office:value-type="float" office:value="0.909315542377069" calcext:value-type="float">
            <text:p>0.909315542377069</text:p>
          </table:table-cell>
          <table:table-cell office:value-type="string" calcext:value-type="string">
            <text:p>(BMS-EMS)/BMS</text:p>
          </table:table-cell>
          <table:table-cell/>
        </table:table-row>
      </table:table>
      <table:table table:name="'file:///home/alex/Thesis/Pilot/Data/Oni_SYMLOGs.ods'#OniData" table:print="false" table:style-name="ta_extref">
        <table:table-source xlink:type="simple" xlink:href="../../Data/Oni_SYMLOGs.ods" table:table-name="OniData" table:filter-name="calc8" table:mode="copy-results-only"/>
        <table:table-column table:number-columns-repeated="10"/>
        <table:table-row>
          <table:table-cell table:number-columns-repeated="5"/>
          <table:table-cell table:style-name="ce2" office:value-type="string">
            <text:p>Alex_F_B</text:p>
          </table:table-cell>
        </table:table-row>
        <table:table-row>
          <table:table-cell/>
          <table:table-cell table:style-name="ce2" office:value-type="float" office:value="3.46082944405092">
            <text:p>3.46082944405092</text:p>
          </table:table-cell>
          <table:table-cell table:style-name="ce2" office:value-type="float" office:value="-1.15269179885576">
            <text:p>-1.15269179885576</text:p>
          </table:table-cell>
          <table:table-cell table:style-name="ce2" office:value-type="float" office:value="-1.58193338364877">
            <text:p>-1.58193338364877</text:p>
          </table:table-cell>
          <table:table-cell table:style-name="ce2" office:value-type="float" office:value="10.4137931034483">
            <text:p>10.4137931034483</text:p>
          </table:table-cell>
          <table:table-cell table:style-name="ce2" office:value-type="float" office:value="5.65517241379311">
            <text:p>5.65517241379311</text:p>
          </table:table-cell>
          <table:table-cell table:style-name="ce2" office:value-type="float" office:value="0.482758620689654">
            <text:p>0.482758620689654</text:p>
          </table:table-cell>
          <table:table-cell table:style-name="ce2" office:value-type="float" office:value="4.07142857142857">
            <text:p>4.07142857142857</text:p>
          </table:table-cell>
          <table:table-cell table:style-name="ce2" office:value-type="float" office:value="1.57142857142857">
            <text:p>1.57142857142857</text:p>
          </table:table-cell>
          <table:table-cell table:style-name="ce2" office:value-type="float" office:value="-1.07142857142857">
            <text:p>-1.07142857142857</text:p>
          </table:table-cell>
        </table:table-row>
        <table:table-row>
          <table:table-cell/>
          <table:table-cell table:style-name="ce2" office:value-type="float" office:value="3.30217983486781">
            <text:p>3.30217983486781</text:p>
          </table:table-cell>
          <table:table-cell table:style-name="ce2" office:value-type="float" office:value="-0.393730884333156">
            <text:p>-0.393730884333156</text:p>
          </table:table-cell>
          <table:table-cell table:style-name="ce2" office:value-type="float" office:value="-0.521785252670576">
            <text:p>-0.521785252670576</text:p>
          </table:table-cell>
          <table:table-cell table:style-name="ce2" office:value-type="float" office:value="12.2">
            <text:p>12.2</text:p>
          </table:table-cell>
          <table:table-cell table:style-name="ce2" office:value-type="float" office:value="2.55">
            <text:p>2.55</text:p>
          </table:table-cell>
          <table:table-cell table:style-name="ce2" office:value-type="float" office:value="3.65">
            <text:p>3.65</text:p>
          </table:table-cell>
          <table:table-cell table:style-name="ce2" office:value-type="float" office:value="6.25641025641026">
            <text:p>6.25641025641026</text:p>
          </table:table-cell>
          <table:table-cell table:style-name="ce2" office:value-type="float" office:value="-0.512820512820514">
            <text:p>-0.512820512820514</text:p>
          </table:table-cell>
          <table:table-cell table:style-name="ce2" office:value-type="float" office:value="2.87179487179487">
            <text:p>2.87179487179487</text:p>
          </table:table-cell>
        </table:table-row>
        <table:table-row>
          <table:table-cell/>
          <table:table-cell table:style-name="ce2" office:value-type="float" office:value="3.11162597867751">
            <text:p>3.11162597867751</text:p>
          </table:table-cell>
          <table:table-cell table:style-name="ce2" office:value-type="float" office:value="-0.480575998593633">
            <text:p>-0.480575998593633</text:p>
          </table:table-cell>
          <table:table-cell table:style-name="ce2" office:value-type="float" office:value="-0.402578179203495">
            <text:p>-0.40257817920349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3">
            <text:p>3</text:p>
          </table:table-cell>
        </table:table-row>
        <table:table-row>
          <table:table-cell/>
          <table:table-cell table:style-name="ce2" office:value-type="float" office:value="3.85256570052427">
            <text:p>3.85256570052427</text:p>
          </table:table-cell>
          <table:table-cell table:style-name="ce2" office:value-type="float" office:value="-0.39840414694463">
            <text:p>-0.39840414694463</text:p>
          </table:table-cell>
          <table:table-cell table:style-name="ce2" office:value-type="float" office:value="0.79066978284332">
            <text:p>0.79066978284332</text:p>
          </table:table-cell>
          <table:table-cell table:style-name="ce2" office:value-type="float" office:value="9.33333333333333">
            <text:p>9.33333333333333</text:p>
          </table:table-cell>
          <table:table-cell table:style-name="ce2" office:value-type="float" office:value="9.33333333333333">
            <text:p>9.33333333333333</text:p>
          </table:table-cell>
          <table:table-cell table:style-name="ce2" office:value-type="float" office:value="2.66666666666667">
            <text:p>2.6666666666666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0.666666666666667">
            <text:p>-0.666666666666667</text:p>
          </table:table-cell>
          <table:table-cell table:style-name="ce2" office:value-type="float" office:value="-0.666666666666667">
            <text:p>-0.666666666666667</text:p>
          </table:table-cell>
        </table:table-row>
        <table:table-row>
          <table:table-cell/>
          <table:table-cell table:style-name="ce2" office:value-type="float" office:value="3.1574060827354">
            <text:p>3.1574060827354</text:p>
          </table:table-cell>
          <table:table-cell table:style-name="ce2" office:value-type="float" office:value="0.896628852738834">
            <text:p>0.896628852738834</text:p>
          </table:table-cell>
          <table:table-cell table:style-name="ce2" office:value-type="float" office:value="0.502975086938942">
            <text:p>0.502975086938942</text:p>
          </table:table-cell>
          <table:table-cell table:style-name="ce2" office:value-type="float" office:value="12.6666666666667">
            <text:p>12.66666666666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2.66666666666667">
            <text:p>-2.66666666666667</text:p>
          </table:table-cell>
          <table:table-cell table:style-name="ce2" office:value-type="float" office:value="-1.33333333333333">
            <text:p>-1.33333333333333</text:p>
          </table:table-cell>
          <table:table-cell table:style-name="ce2" office:value-type="float" office:value="-5.33333333333333">
            <text:p>-5.33333333333333</text:p>
          </table:table-cell>
          <table:table-cell table:style-name="ce2" office:value-type="float" office:value="1.33333333333333">
            <text:p>1.33333333333333</text:p>
          </table:table-cell>
        </table:table-row>
        <table:table-row>
          <table:table-cell/>
          <table:table-cell table:style-name="ce2" office:value-type="float" office:value="3.65346148266967">
            <text:p>3.65346148266967</text:p>
          </table:table-cell>
          <table:table-cell table:style-name="ce2" office:value-type="float" office:value="-0.461607459795788">
            <text:p>-0.461607459795788</text:p>
          </table:table-cell>
          <table:table-cell table:style-name="ce2" office:value-type="float" office:value="-1.2718347848957">
            <text:p>-1.271834784895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6">
            <text:p>-6</text:p>
          </table:table-cell>
        </table:table-row>
        <table:table-row>
          <table:table-cell/>
          <table:table-cell table:style-name="ce2" office:value-type="float" office:value="3.05538968552116">
            <text:p>3.05538968552116</text:p>
          </table:table-cell>
          <table:table-cell table:style-name="ce2" office:value-type="float" office:value="0.736289328414241">
            <text:p>0.736289328414241</text:p>
          </table:table-cell>
          <table:table-cell table:style-name="ce2" office:value-type="float" office:value="-1.02170960724764">
            <text:p>-1.0217096072476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1.33333333333333">
            <text:p>-1.33333333333333</text:p>
          </table:table-cell>
          <table:table-cell table:style-name="ce2" office:value-type="float" office:value="5.33333333333333">
            <text:p>5.33333333333333</text:p>
          </table:table-cell>
          <table:table-cell table:style-name="ce2" office:value-type="float" office:value="1.33333333333333">
            <text:p>1.33333333333333</text:p>
          </table:table-cell>
          <table:table-cell table:style-name="ce2" office:value-type="float" office:value="-2">
            <text:p>-2</text:p>
          </table:table-cell>
        </table:table-row>
        <table:table-row>
          <table:table-cell/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4">
            <text:p>-4</text:p>
          </table:table-cell>
        </table:table-row>
        <table:table-row>
          <table:table-cell/>
          <table:table-cell table:style-name="ce2" office:value-type="float" office:value="3.13644034421027">
            <text:p>3.13644034421027</text:p>
          </table:table-cell>
          <table:table-cell table:style-name="ce2" office:value-type="float" office:value="-0.570839031173199">
            <text:p>-0.570839031173199</text:p>
          </table:table-cell>
          <table:table-cell table:style-name="ce2" office:value-type="float" office:value="-0.495189009934158">
            <text:p>-0.495189009934158</text:p>
          </table:table-cell>
          <table:table-cell table:style-name="ce2" office:value-type="float" office:value="10.6666666666667">
            <text:p>10.6666666666667</text:p>
          </table:table-cell>
          <table:table-cell table:style-name="ce2" office:value-type="float" office:value="5.33333333333333">
            <text:p>5.33333333333333</text:p>
          </table:table-cell>
          <table:table-cell table:style-name="ce2" office:value-type="float" office:value="-0.666666666666667">
            <text:p>-0.66666666666666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</table:table-row>
        <table:table-row>
          <table:table-cell/>
          <table:table-cell table:style-name="ce2" office:value-type="float" office:value="3.2783762418698">
            <text:p>3.2783762418698</text:p>
          </table:table-cell>
          <table:table-cell table:style-name="ce2" office:value-type="float" office:value="0.129856194480237">
            <text:p>0.129856194480237</text:p>
          </table:table-cell>
          <table:table-cell table:style-name="ce2" office:value-type="float" office:value="-0.651755460032828">
            <text:p>-0.65175546003282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6">
            <text:p>-6</text:p>
          </table:table-cell>
        </table:table-row>
        <table:table-row>
          <table:table-cell/>
          <table:table-cell table:style-name="ce2" office:value-type="float" office:value="4.19594471745875">
            <text:p>4.19594471745875</text:p>
          </table:table-cell>
          <table:table-cell table:style-name="ce2" office:value-type="float" office:value="-0.175604599459016">
            <text:p>-0.175604599459016</text:p>
          </table:table-cell>
          <table:table-cell table:style-name="ce2" office:value-type="float" office:value="-1.64335990760621">
            <text:p>-1.64335990760621</text:p>
          </table:table-cell>
          <table:table-cell table:style-name="ce2" office:value-type="float" office:value="12.6666666666667">
            <text:p>12.66666666666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.33333333333333">
            <text:p>-1.33333333333333</text:p>
          </table:table-cell>
          <table:table-cell table:style-name="ce2" office:value-type="float" office:value="6.66666666666667">
            <text:p>6.666666666666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5.33333333333333">
            <text:p>-5.33333333333333</text:p>
          </table:table-cell>
        </table:table-row>
        <table:table-row>
          <table:table-cell/>
          <table:table-cell table:style-name="ce2" office:value-type="float" office:value="2.81019599676291">
            <text:p>2.81019599676291</text:p>
          </table:table-cell>
          <table:table-cell table:style-name="ce2" office:value-type="float" office:value="-0.165356686490746">
            <text:p>-0.165356686490746</text:p>
          </table:table-cell>
          <table:table-cell table:style-name="ce2" office:value-type="float" office:value="-1.12618125227845">
            <text:p>-1.1261812522784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00-00-00</text:date>, <text:time style:data-style-name="N2" text:time-value="13:27:56.86168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30:26.214610186</meta:creation-date>
    <dc:date>2019-06-26T14:01:40.165753582</dc:date>
    <meta:editing-duration>P1DT23H17M44S</meta:editing-duration>
    <meta:editing-cycles>8</meta:editing-cycles>
    <meta:generator>LibreOffice/6.0.7.3$Linux_X86_64 LibreOffice_project/00m0$Build-3</meta:generator>
    <meta:document-statistic meta:table-count="5" meta:cell-count="707" meta:object-count="0"/>
  </office:meta>
</office:document-meta>
</file>